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 manifest:media-type=""/>
  <manifest:file-entry manifest:full-path="styles.xml" manifest:media-type="text/xml"/>
  <manifest:file-entry manifest:full-path="Object 1/Configurations2/" manifest:media-type=""/>
  <manifest:file-entry manifest:full-path="Object 1/statusbar/" manifest:media-type=""/>
  <manifest:file-entry manifest:full-path="Object 1/floater/" manifest:media-type=""/>
  <manifest:file-entry manifest:full-path="Object 1/popupmenu/" manifest:media-type=""/>
  <manifest:file-entry manifest:full-path="Object 1/content.xml" manifest:media-type="text/xml"/>
  <manifest:file-entry manifest:full-path="Object 1/progressbar/" manifest:media-type=""/>
  <manifest:file-entry manifest:full-path="Object 1/toolpanel/" manifest:media-type=""/>
  <manifest:file-entry manifest:full-path="Object 1/styles.xml" manifest:media-type="text/xml"/>
  <manifest:file-entry manifest:full-path="Object 1/menubar/" manifest:media-type=""/>
  <manifest:file-entry manifest:full-path="Object 1/toolbar/" manifest:media-type=""/>
  <manifest:file-entry manifest:full-path="Object 1/settings.xml" manifest:media-type="text/xml"/>
  <manifest:file-entry manifest:full-path="Object 1/" manifest:version="1.2" manifest:media-type="application/vnd.oasis.opendocument.spreadsheet"/>
  <manifest:file-entry manifest:full-path="Object 2/Configurations2/" manifest:media-type=""/>
  <manifest:file-entry manifest:full-path="Object 2/statusbar/" manifest:media-type=""/>
  <manifest:file-entry manifest:full-path="Object 2/floater/" manifest:media-type=""/>
  <manifest:file-entry manifest:full-path="Object 2/popupmenu/" manifest:media-type=""/>
  <manifest:file-entry manifest:full-path="Object 2/content.xml" manifest:media-type="text/xml"/>
  <manifest:file-entry manifest:full-path="Object 2/progressbar/" manifest:media-type=""/>
  <manifest:file-entry manifest:full-path="Object 2/toolpanel/" manifest:media-type=""/>
  <manifest:file-entry manifest:full-path="Object 2/styles.xml" manifest:media-type="text/xml"/>
  <manifest:file-entry manifest:full-path="Object 2/menubar/" manifest:media-type=""/>
  <manifest:file-entry manifest:full-path="Object 2/toolbar/" manifest:media-type=""/>
  <manifest:file-entry manifest:full-path="Object 2/settings.xml" manifest:media-type="text/xml"/>
  <manifest:file-entry manifest:full-path="Object 2/" manifest:version="1.2" manifest:media-type="application/vnd.oasis.opendocument.spreadsheet"/>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1" style:family="text">
      <style:text-properties fo:background-color="#ffff00"/>
    </style:style>
    <style:style style:name="T2" style:family="text">
      <style:text-properties style:text-position="super 58%"/>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ing Hackerling circuit</text:p>
      <text:p text:style-name="Standard"/>
      <text:p text:style-name="Standard">Timers</text:p>
      <text:p text:style-name="Standard">There are several components that need timers:</text:p>
      <text:p text:style-name="Standard">Servos:</text:p>
      <text:p text:style-name="Standard">Servos work by sending a PWM (Pulse width modulated) signal. <text:s/>The period of this pulse is 50-60 Hz. <text:s/>The width of the pulse determines the position of the servo, on the range of: ~500us to 2000us. <text:s/>Assuming that the servo turns 180 degrees (although most just turn 90) and you want resolution of 1 degree, you will need resolution of ~8us.</text:p>
      <text:p text:style-name="Standard">http://www.servocity.com/html/180o_rotation_information.html</text:p>
      <text:p text:style-name="Standard"/>
      <text:p text:style-name="Standard">IR receiver, transmitter:</text:p>
      <text:p text:style-name="Standard"><text:tab/>The IR receiver is tuned to a 38Khz carrier wave. <text:s text:c="2"/>According to the data sheet, the width of the data pulses should be at least 200us, and the output of the receiver has a pulse width of 400-1200us. <text:s/>We will have to slow the data rate to whatever the output rate of the receiver ends up being. <text:s/>This is an easy signal; as long as we configure the LEDs to pulse at 38Khz, we can check the input of the reciever each cycle, and also decide whether to set the “set” the data bit. A 600 us pulse is ~26 cycles of the 38Khz signal; we can <text:s/>send bit lengths from 8 to 40 cycles.</text:p>
      <text:p text:style-name="Standard"/>
      <text:p text:style-name="Standard">Speaker:</text:p>
      <text:p text:style-name="Standard"><text:s text:c="2"/>The speaker is a bit tricky. <text:s/>It involves looking up some info about sound.</text:p>
      <text:p text:style-name="Standard"><draw:frame draw:style-name="fr1" draw:name="Object1" text:anchor-type="paragraph" svg:x="3.0992in" svg:y="1.3083in" svg:width="3.8736in" svg:height="1.828in" draw:z-index="0"><draw:object xlink:href="./Object 1" xlink:type="simple" xlink:show="embed" xlink:actuate="onLoad"/><draw:image xlink:href="./ObjectReplacements/Object 1" xlink:type="simple" xlink:show="embed" xlink:actuate="onLoad"/></draw:frame><text:tab/>We can hear sound from ~10Hz to ~5Khz. <text:s/>We perceive sound on a logarithmic scale, and sounds that are a factor of 2 apart sound very similar to us. <text:s/>For that reason, we group sounds within one order of 2 (for example from 220Hz to 440Hz) into what is known as an octave. We then subdivide each octave into smaller parts: the Chromatic scale defines the 12 notes we are usually familiar with (A,A#,B,C...etc) and the most commonly used pitch scale, A440 defines “the A above middle C” to have a frequency of 440Hz, and for each note to be spaced at an equal interval (on the logarithmic scale). <text:s/>Thus we can get all the frequencies of the notes by starting at 440 and multiplying by 2^(1/12). <text:s text:c="2"/>This gives us the following table: <text:s/></text:p>
      <text:p text:style-name="Standard"/>
      <text:p text:style-name="Standard">Of course, since we are dealing with a logarithmic scale, which will give us irrational numbers and using subdivisions of a 16Mhz clock signal, we cannot hit all the notes exactly. <text:s/>So how close is good enough?</text:p>
      <text:p text:style-name="Standard">Well, according to <text:span text:style-name="T1">this website</text:span>, we cannot tell <text:s/>a difference of 5 cents, a cent being a 100<text:span text:style-name="T2">th</text:span> subdivision between adjacent notes, again equally subdivided on a logarithmic scale) so we only need to get w/in ~5 cents of the note.</text:p>
      <text:p text:style-name="Standard">The other problem with playing sound is that, since the scale changes so much, using one prescaler is not going to be very helpful; you will have a large amount of resolution in a few octaves, but very little in others. <text:s/>Even in 1 octave, some notes will be harder to achieve than others. <text:s/>The solution to this is to change the prescaler for different octaves. <text:s/>Usually atmel timers have a prescaler that changes by a power of 4, but on the atmega328, which we will be using, the timer2 has the following prescales:</text:p>
      <text:p text:style-name="Standard">1,8,32,64,128,256,1024 – 4 prescales being a power of two apart, perfect for octaves!</text:p>
      <text:p text:style-name="Standard"/>
      <text:p text:style-name="Standard">Here is a big table that shows the error of trying to play each note using different prescale values:</text:p>
      <text:p text:style-name="Standard"/>
      <text:p text:style-name="Standard"><draw:frame draw:style-name="fr2" draw:name="Object2" text:anchor-type="paragraph" svg:width="5.039in" svg:height="11in" draw:z-index="1"><draw:object xlink:href="./Object 2" xlink:type="simple" xlink:show="embed" xlink:actuate="onLoad"/><draw:image xlink:href="./ObjectReplacements/Object 2" xlink:type="simple" xlink:show="embed" xlink:actuate="onLoad"/></draw:frame><text:soft-page-break/></text:p>
      <text:p text:style-name="Standard"/>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a xlink:type="simple" xlink:href="http://en.wikipedia.org/wiki/Octave"/></text:p>
      <text:p text:style-name="Standard"><text:soft-page-break/>You notice that there is a distinct pattern that shows up – the prescales are logarithmic and so are the notes, so to computation comes out the same for when you increment the octave and double prescale value. <text:s/></text:p>
      <text:p text:style-name="Standard">I grayed out certain parts of the table – those parts correspond to frequencies that are too low – meaning we would have to wait for a timer overflow, then increment a counter, and possibly change the <text:s/>compare interrupt at least once per period. <text:s text:c="2"/>This would be acceptable and allow greater accuracy if we were making something that only played sounds, but this is a multi-use device, and we want to have as little code executed by the main processor as possible. <text:s/>Therefore, we will not use the greyed areas. <text:s/></text:p>
      <text:p text:style-name="Standard">Using the rest of the table, it is clear that you want to use as low a prescale as possible – lower prescales mean higher frequency, which means finer resolution. In the first octave the prescale can achieve, there is only one frequency that is over 5 cents off – G# (5.67 cents off), which isn't used much anyway. Down at 92Hz, you also have larger errors since the prescaler jumps by two, but this is pretty low, so we'll accept it.</text:p>
      <text:p text:style-name="Standard"/>
      <text:p text:style-name="Standard"><text:a xlink:type="simple" xlink:href="http://en.wikipedia.org/wiki/Octave"/></text:p>
      <text:p text:style-name="Standard"><text:a xlink:type="simple" xlink:href="http://en.wikipedia.org/wiki/Octave">http://en.wikipedia.org/wiki/Octave</text:a></text:p>
      <text:p text:style-name="Standard"><text:a xlink:type="simple" xlink:href="http://en.wikipedia.org/wiki/A440_%28pitch_standard%29">http://en.wikipedia.org/wiki/A440_%28pitch_standard%29</text:a></text:p>
      <text:p text:style-name="Standard"><text:a xlink:type="simple" xlink:href="http://www.aqdi.com/tuner.htm">http://www.aqdi.com/tuner.htm</text:a></text:p>
      <text:p text:style-name="Standard"/>
      <text:p text:style-name="Standard">We have 3 timers and 3 oscillating devices – perfect! <text:s/>(although certain functions of the arduino seem like they want to use a timer...)</text:p>
      <text:p text:style-name="Standard">Looking at pre-existing code, it seems like the servo is always run off of t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ratt </meta:initial-creator>
    <meta:creation-date>2012-12-14T18:51:07</meta:creation-date>
    <dc:date>2012-12-21T15:20:27</dc:date>
    <dc:creator>garratt </dc:creator>
    <meta:editing-duration>P6DT19H58M38S</meta:editing-duration>
    <meta:editing-cycles>2</meta:editing-cycles>
    <meta:generator>LibreOffice/3.3$Linux LibreOffice_project/330m19$Build-401</meta:generator>
    <meta:document-statistic meta:table-count="0" meta:image-count="0" meta:object-count="2" meta:page-count="3" meta:paragraph-count="24" meta:word-count="796" meta:character-count="45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443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125">
      <style:table-cell-properties style:text-align-source="fix" style:repeat-content="false"/>
      <style:paragraph-properties fo:text-align="center" fo:margin-left="0in"/>
    </style:style>
  </office:automatic-styles>
  <office:body>
    <office:spreadsheet>
      <table:table table:name="Sheet2" table:style-name="ta1" table:print="false">
        <table:table-column table:style-name="co1" table:number-columns-repeated="16" table:default-cell-style-name="Default"/>
        <table:table-column table:style-name="co2" table:default-cell-style-name="Default"/>
        <table:table-column table:style-name="co1" table:number-columns-repeated="5" table:default-cell-style-name="Default"/>
        <table:table-row table:style-name="ro1" table:number-rows-repeated="62">
          <table:table-cell table:number-columns-repeated="22"/>
        </table:table-row>
        <table:table-row table:style-name="ro1">
          <table:table-cell table:number-columns-repeated="16"/>
          <table:table-cell office:value-type="string">
            <text:p>Note</text:p>
          </table:table-cell>
          <table:table-cell/>
          <table:table-cell office:value-type="string">
            <text:p>Frequency at different octaves</text:p>
          </table:table-cell>
          <table:table-cell table:number-columns-repeated="3"/>
        </table:table-row>
        <table:table-row table:style-name="ro1">
          <table:table-cell table:number-columns-repeated="16"/>
          <table:table-cell table:style-name="ce1" office:value-type="string">
            <text:p>A</text:p>
          </table:table-cell>
          <table:table-cell table:style-name="ce2" table:formula="of:=[.S64]/2" office:value-type="float" office:value="55">
            <text:p>55.00 Hz</text:p>
          </table:table-cell>
          <table:table-cell table:style-name="ce2" office:value-type="float" office:value="110">
            <text:p>110.00 Hz</text:p>
          </table:table-cell>
          <table:table-cell table:style-name="ce2" table:formula="of:=[.S64]*2" office:value-type="float" office:value="220">
            <text:p>220.00 Hz</text:p>
          </table:table-cell>
          <table:table-cell table:style-name="ce2" table:formula="of:=[.T64]*2" office:value-type="float" office:value="440">
            <text:p>440.00 Hz</text:p>
          </table:table-cell>
          <table:table-cell table:style-name="ce2" table:formula="of:=[.U64]*2" office:value-type="float" office:value="880">
            <text:p>880.00 Hz</text:p>
          </table:table-cell>
        </table:table-row>
        <table:table-row table:style-name="ro1">
          <table:table-cell table:number-columns-repeated="16"/>
          <table:table-cell table:style-name="ce1" office:value-type="string">
            <text:p>A#</text:p>
          </table:table-cell>
          <table:table-cell table:style-name="ce2" table:formula="of:=[.S65]/2" office:value-type="float" office:value="58.2704701897612">
            <text:p>58.27 Hz</text:p>
          </table:table-cell>
          <table:table-cell table:style-name="ce2" table:formula="of:=[.S64]*2^(1/12)" office:value-type="float" office:value="116.540940379522">
            <text:p>116.54 Hz</text:p>
          </table:table-cell>
          <table:table-cell table:style-name="ce2" table:formula="of:=[.S65]*2" office:value-type="float" office:value="233.081880759045">
            <text:p>233.08 Hz</text:p>
          </table:table-cell>
          <table:table-cell table:style-name="ce2" table:formula="of:=[.T65]*2" office:value-type="float" office:value="466.16376151809">
            <text:p>466.16 Hz</text:p>
          </table:table-cell>
          <table:table-cell table:style-name="ce2" table:formula="of:=[.U65]*2" office:value-type="float" office:value="932.32752303618">
            <text:p>932.33 Hz</text:p>
          </table:table-cell>
        </table:table-row>
        <table:table-row table:style-name="ro1">
          <table:table-cell table:number-columns-repeated="16"/>
          <table:table-cell table:style-name="ce1" office:value-type="string">
            <text:p>B</text:p>
          </table:table-cell>
          <table:table-cell table:style-name="ce2" table:formula="of:=[.S66]/2" office:value-type="float" office:value="61.7354126570155">
            <text:p>61.74 Hz</text:p>
          </table:table-cell>
          <table:table-cell table:style-name="ce2" table:formula="of:=[.S65]*2^(1/12)" office:value-type="float" office:value="123.470825314031">
            <text:p>123.47 Hz</text:p>
          </table:table-cell>
          <table:table-cell table:style-name="ce2" table:formula="of:=[.S66]*2" office:value-type="float" office:value="246.941650628062">
            <text:p>246.94 Hz</text:p>
          </table:table-cell>
          <table:table-cell table:style-name="ce2" table:formula="of:=[.T66]*2" office:value-type="float" office:value="493.883301256124">
            <text:p>493.88 Hz</text:p>
          </table:table-cell>
          <table:table-cell table:style-name="ce2" table:formula="of:=[.U66]*2" office:value-type="float" office:value="987.766602512248">
            <text:p>987.77 Hz</text:p>
          </table:table-cell>
        </table:table-row>
        <table:table-row table:style-name="ro1">
          <table:table-cell table:number-columns-repeated="16"/>
          <table:table-cell table:style-name="ce1" office:value-type="string">
            <text:p>C</text:p>
          </table:table-cell>
          <table:table-cell table:style-name="ce2" table:formula="of:=[.S67]/2" office:value-type="float" office:value="65.4063913251497">
            <text:p>65.41 Hz</text:p>
          </table:table-cell>
          <table:table-cell table:style-name="ce2" table:formula="of:=[.S66]*2^(1/12)" office:value-type="float" office:value="130.812782650299">
            <text:p>130.81 Hz</text:p>
          </table:table-cell>
          <table:table-cell table:style-name="ce2" table:formula="of:=[.S67]*2" office:value-type="float" office:value="261.625565300599">
            <text:p>261.63 Hz</text:p>
          </table:table-cell>
          <table:table-cell table:style-name="ce2" table:formula="of:=[.T67]*2" office:value-type="float" office:value="523.251130601197">
            <text:p>523.25 Hz</text:p>
          </table:table-cell>
          <table:table-cell table:style-name="ce2" table:formula="of:=[.U67]*2" office:value-type="float" office:value="1046.50226120239">
            <text:p>1046.50 Hz</text:p>
          </table:table-cell>
        </table:table-row>
        <table:table-row table:style-name="ro1">
          <table:table-cell table:number-columns-repeated="16"/>
          <table:table-cell table:style-name="ce1" office:value-type="string">
            <text:p>C#</text:p>
          </table:table-cell>
          <table:table-cell table:style-name="ce2" table:formula="of:=[.S68]/2" office:value-type="float" office:value="69.295657744218">
            <text:p>69.30 Hz</text:p>
          </table:table-cell>
          <table:table-cell table:style-name="ce2" table:formula="of:=[.S67]*2^(1/12)" office:value-type="float" office:value="138.591315488436">
            <text:p>138.59 Hz</text:p>
          </table:table-cell>
          <table:table-cell table:style-name="ce2" table:formula="of:=[.S68]*2" office:value-type="float" office:value="277.182630976872">
            <text:p>277.18 Hz</text:p>
          </table:table-cell>
          <table:table-cell table:style-name="ce2" table:formula="of:=[.T68]*2" office:value-type="float" office:value="554.365261953744">
            <text:p>554.37 Hz</text:p>
          </table:table-cell>
          <table:table-cell table:style-name="ce2" table:formula="of:=[.U68]*2" office:value-type="float" office:value="1108.73052390749">
            <text:p>1108.73 Hz</text:p>
          </table:table-cell>
        </table:table-row>
        <table:table-row table:style-name="ro1">
          <table:table-cell table:number-columns-repeated="16"/>
          <table:table-cell table:style-name="ce1" office:value-type="string">
            <text:p>D</text:p>
          </table:table-cell>
          <table:table-cell table:style-name="ce2" table:formula="of:=[.S69]/2" office:value-type="float" office:value="73.4161919793519">
            <text:p>73.42 Hz</text:p>
          </table:table-cell>
          <table:table-cell table:style-name="ce2" table:formula="of:=[.S68]*2^(1/12)" office:value-type="float" office:value="146.832383958704">
            <text:p>146.83 Hz</text:p>
          </table:table-cell>
          <table:table-cell table:style-name="ce2" table:formula="of:=[.S69]*2" office:value-type="float" office:value="293.664767917408">
            <text:p>293.66 Hz</text:p>
          </table:table-cell>
          <table:table-cell table:style-name="ce2" table:formula="of:=[.T69]*2" office:value-type="float" office:value="587.329535834815">
            <text:p>587.33 Hz</text:p>
          </table:table-cell>
          <table:table-cell table:style-name="ce2" table:formula="of:=[.U69]*2" office:value-type="float" office:value="1174.65907166963">
            <text:p>1174.66 Hz</text:p>
          </table:table-cell>
        </table:table-row>
        <table:table-row table:style-name="ro1">
          <table:table-cell table:number-columns-repeated="16"/>
          <table:table-cell table:style-name="ce1" office:value-type="string">
            <text:p>D#</text:p>
          </table:table-cell>
          <table:table-cell table:style-name="ce2" table:formula="of:=[.S70]/2" office:value-type="float" office:value="77.7817459305202">
            <text:p>77.78 Hz</text:p>
          </table:table-cell>
          <table:table-cell table:style-name="ce2" table:formula="of:=[.S69]*2^(1/12)" office:value-type="float" office:value="155.56349186104">
            <text:p>155.56 Hz</text:p>
          </table:table-cell>
          <table:table-cell table:style-name="ce2" table:formula="of:=[.S70]*2" office:value-type="float" office:value="311.126983722081">
            <text:p>311.13 Hz</text:p>
          </table:table-cell>
          <table:table-cell table:style-name="ce2" table:formula="of:=[.T70]*2" office:value-type="float" office:value="622.253967444162">
            <text:p>622.25 Hz</text:p>
          </table:table-cell>
          <table:table-cell table:style-name="ce2" table:formula="of:=[.U70]*2" office:value-type="float" office:value="1244.50793488832">
            <text:p>1244.51 Hz</text:p>
          </table:table-cell>
        </table:table-row>
        <table:table-row table:style-name="ro1">
          <table:table-cell table:number-columns-repeated="16"/>
          <table:table-cell table:style-name="ce1" office:value-type="string">
            <text:p>E</text:p>
          </table:table-cell>
          <table:table-cell table:style-name="ce2" table:formula="of:=[.S71]/2" office:value-type="float" office:value="82.4068892282175">
            <text:p>82.41 Hz</text:p>
          </table:table-cell>
          <table:table-cell table:style-name="ce2" table:formula="of:=[.S70]*2^(1/12)" office:value-type="float" office:value="164.813778456435">
            <text:p>164.81 Hz</text:p>
          </table:table-cell>
          <table:table-cell table:style-name="ce2" table:formula="of:=[.S71]*2" office:value-type="float" office:value="329.62755691287">
            <text:p>329.63 Hz</text:p>
          </table:table-cell>
          <table:table-cell table:style-name="ce2" table:formula="of:=[.T71]*2" office:value-type="float" office:value="659.25511382574">
            <text:p>659.26 Hz</text:p>
          </table:table-cell>
          <table:table-cell table:style-name="ce2" table:formula="of:=[.U71]*2" office:value-type="float" office:value="1318.51022765148">
            <text:p>1318.51 Hz</text:p>
          </table:table-cell>
        </table:table-row>
        <table:table-row table:style-name="ro1">
          <table:table-cell table:number-columns-repeated="16"/>
          <table:table-cell table:style-name="ce1" office:value-type="string">
            <text:p>F</text:p>
          </table:table-cell>
          <table:table-cell table:style-name="ce2" table:formula="of:=[.S72]/2" office:value-type="float" office:value="87.307057858251">
            <text:p>87.31 Hz</text:p>
          </table:table-cell>
          <table:table-cell table:style-name="ce2" table:formula="of:=[.S71]*2^(1/12)" office:value-type="float" office:value="174.614115716502">
            <text:p>174.61 Hz</text:p>
          </table:table-cell>
          <table:table-cell table:style-name="ce2" table:formula="of:=[.S72]*2" office:value-type="float" office:value="349.228231433004">
            <text:p>349.23 Hz</text:p>
          </table:table-cell>
          <table:table-cell table:style-name="ce2" table:formula="of:=[.T72]*2" office:value-type="float" office:value="698.456462866008">
            <text:p>698.46 Hz</text:p>
          </table:table-cell>
          <table:table-cell table:style-name="ce2" table:formula="of:=[.U72]*2" office:value-type="float" office:value="1396.91292573202">
            <text:p>1396.91 Hz</text:p>
          </table:table-cell>
        </table:table-row>
        <table:table-row table:style-name="ro1">
          <table:table-cell table:number-columns-repeated="16"/>
          <table:table-cell table:style-name="ce1" office:value-type="string">
            <text:p>F#</text:p>
          </table:table-cell>
          <table:table-cell table:style-name="ce2" table:formula="of:=[.S73]/2" office:value-type="float" office:value="92.4986056779086">
            <text:p>92.50 Hz</text:p>
          </table:table-cell>
          <table:table-cell table:style-name="ce2" table:formula="of:=[.S72]*2^(1/12)" office:value-type="float" office:value="184.997211355817">
            <text:p>185.00 Hz</text:p>
          </table:table-cell>
          <table:table-cell table:style-name="ce2" table:formula="of:=[.S73]*2" office:value-type="float" office:value="369.994422711635">
            <text:p>369.99 Hz</text:p>
          </table:table-cell>
          <table:table-cell table:style-name="ce2" table:formula="of:=[.T73]*2" office:value-type="float" office:value="739.988845423269">
            <text:p>739.99 Hz</text:p>
          </table:table-cell>
          <table:table-cell table:style-name="ce2" table:formula="of:=[.U73]*2" office:value-type="float" office:value="1479.97769084654">
            <text:p>1479.98 Hz</text:p>
          </table:table-cell>
        </table:table-row>
        <table:table-row table:style-name="ro1">
          <table:table-cell table:number-columns-repeated="16"/>
          <table:table-cell table:style-name="ce1" office:value-type="string">
            <text:p>G</text:p>
          </table:table-cell>
          <table:table-cell table:style-name="ce2" table:formula="of:=[.S74]/2" office:value-type="float" office:value="97.9988589954374">
            <text:p>98.00 Hz</text:p>
          </table:table-cell>
          <table:table-cell table:style-name="ce2" table:formula="of:=[.S73]*2^(1/12)" office:value-type="float" office:value="195.997717990875">
            <text:p>196.00 Hz</text:p>
          </table:table-cell>
          <table:table-cell table:style-name="ce2" table:formula="of:=[.S74]*2" office:value-type="float" office:value="391.995435981749">
            <text:p>392.00 Hz</text:p>
          </table:table-cell>
          <table:table-cell table:style-name="ce2" table:formula="of:=[.T74]*2" office:value-type="float" office:value="783.990871963499">
            <text:p>783.99 Hz</text:p>
          </table:table-cell>
          <table:table-cell table:style-name="ce2" table:formula="of:=[.U74]*2" office:value-type="float" office:value="1567.981743927">
            <text:p>1567.98 Hz</text:p>
          </table:table-cell>
        </table:table-row>
        <table:table-row table:style-name="ro1">
          <table:table-cell table:number-columns-repeated="16"/>
          <table:table-cell table:style-name="ce1" office:value-type="string">
            <text:p>G#</text:p>
          </table:table-cell>
          <table:table-cell table:style-name="ce2" table:formula="of:=[.S75]/2" office:value-type="float" office:value="103.826174394986">
            <text:p>103.83 Hz</text:p>
          </table:table-cell>
          <table:table-cell table:style-name="ce2" table:formula="of:=[.S74]*2^(1/12)" office:value-type="float" office:value="207.652348789973">
            <text:p>207.65 Hz</text:p>
          </table:table-cell>
          <table:table-cell table:style-name="ce2" table:formula="of:=[.S75]*2" office:value-type="float" office:value="415.304697579945">
            <text:p>415.30 Hz</text:p>
          </table:table-cell>
          <table:table-cell table:style-name="ce2" table:formula="of:=[.T75]*2" office:value-type="float" office:value="830.609395159891">
            <text:p>830.61 Hz</text:p>
          </table:table-cell>
          <table:table-cell table:style-name="ce2" table:formula="of:=[.U75]*2" office:value-type="float" office:value="1661.21879031978">
            <text:p>1661.22 Hz</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P0" style:volatile="true">
      <number:number number:decimal-places="2" number:min-integer-digits="0" number:decimal-replacement="" number:display-factor="1000000"/>
      <number:text> Mhz</number:text>
    </number:number-style>
    <number:number-style style:name="N119P1" style:volatile="true">
      <number:number number:decimal-places="2" number:min-integer-digits="0" number:decimal-replacement="" number:display-factor="1000"/>
      <number:text> Khz</number:text>
    </number:number-style>
    <number:number-style style:name="N119">
      <number:number number:min-integer-digits="1"/>
      <number:text/>
      <style:map style:condition="value()&gt;1000000" style:apply-style-name="N119P0"/>
      <style:map style:condition="value()&gt;1000" style:apply-style-name="N119P1"/>
    </number:number-style>
    <number:number-style style:name="N120P0" style:volatile="true">
      <number:number number:decimal-places="2" number:min-integer-digits="0" number:decimal-replacement="" number:display-factor="1000000"/>
      <number:text> Mhz</number:text>
    </number:number-style>
    <number:number-style style:name="N120P1" style:volatile="true">
      <number:number number:decimal-places="2" number:min-integer-digits="0" number:decimal-replacement="" number:display-factor="1000"/>
      <number:text> Khz</number:text>
    </number:number-style>
    <number:number-style style:name="N120">
      <number:number number:decimal-places="0" number:min-integer-digits="0"/>
      <number:text> Hz</number:text>
      <style:map style:condition="value()&gt;1000000" style:apply-style-name="N120P0"/>
      <style:map style:condition="value()&gt;1000" style:apply-style-name="N120P1"/>
    </number:number-style>
    <number:number-style style:name="N121P0" style:volatile="true">
      <number:number number:decimal-places="2" number:min-integer-digits="0" number:decimal-replacement="" number:display-factor="1000000"/>
      <number:text> Mhz</number:text>
    </number:number-style>
    <number:number-style style:name="N121P1" style:volatile="true">
      <number:number number:decimal-places="2" number:min-integer-digits="0" number:decimal-replacement="" number:display-factor="1000"/>
      <number:text> Khz</number:text>
    </number:number-style>
    <number:number-style style:name="N121">
      <number:number number:decimal-places="2" number:min-integer-digits="0" number:decimal-replacement=""/>
      <number:text> Hz</number:text>
      <style:map style:condition="value()&gt;1000000" style:apply-style-name="N121P0"/>
      <style:map style:condition="value()&gt;1000" style:apply-style-name="N121P1"/>
    </number:number-style>
    <number:number-style style:name="N124P0" style:volatile="true">
      <number:number number:decimal-places="2" number:min-integer-digits="0" number:decimal-replacement="" number:display-factor="1000000"/>
      <number:text> ms</number:text>
    </number:number-style>
    <number:number-style style:name="N124P1" style:volatile="true">
      <number:number number:decimal-places="2" number:min-integer-digits="0" number:decimal-replacement="" number:display-factor="1000"/>
      <number:text> us</number:text>
    </number:number-style>
    <number:number-style style:name="N124">
      <number:number number:decimal-places="0" number:min-integer-digits="0"/>
      <number:text> ns</number:text>
      <style:map style:condition="value()&gt;1000000" style:apply-style-name="N124P0"/>
      <style:map style:condition="value()&gt;1000" style:apply-style-name="N124P1"/>
    </number:number-style>
    <number:number-style style:name="N125">
      <number:number number:decimal-places="2" number:min-integer-digits="0"/>
      <number:text> Hz</number:text>
    </number:number-style>
    <style:style style:name="Default" style:family="table-cell">
      <style:text-properties style:font-name-asian="AR PL UMing H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4">12/14/2012</text:date>, <text:time>19:35: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972in"/>
    </style:style>
    <style:style style:name="co2" style:family="table-column">
      <style:table-column-properties fo:break-before="auto" style:column-width="0.9146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e6e6e6"/>
    </style:style>
    <style:style style:name="ce3" style:family="table-cell" style:parent-style-name="Default" style:data-style-name="N125"/>
    <style:style style:name="ce4" style:family="table-cell" style:parent-style-name="Default" style:data-style-name="N124"/>
    <style:style style:name="ce5" style:family="table-cell" style:parent-style-name="Default" style:data-style-name="N121"/>
    <style:style style:name="ce6" style:family="table-cell" style:parent-style-name="Default" style:data-style-name="N4"/>
    <style:style style:name="ce7" style:family="table-cell" style:parent-style-name="Default" style:data-style-name="N4">
      <style:table-cell-properties fo:background-color="#cccccc"/>
    </style:style>
    <style:style style:name="ce8" style:family="table-cell" style:parent-style-name="Default" style:data-style-name="N4">
      <style:table-cell-properties fo:background-color="#cccccc"/>
      <style:text-properties style:use-window-font-color="true"/>
    </style:style>
    <style:style style:name="T1" style:family="text">
      <style:text-properties fo:font-weight="bold" style:font-weight-asian="bold" style:font-weight-complex="bold"/>
    </style:style>
  </office:automatic-styles>
  <office:body>
    <office:spreadsheet>
      <table:table table:name="Sheet3" table:style-name="ta1" table:print="false">
        <table:table-column table:style-name="co1" table:default-cell-style-name="Default"/>
        <table:table-column table:style-name="co2" table:default-cell-style-name="ce3"/>
        <table:table-column table:style-name="co3" table:default-cell-style-name="ce4"/>
        <table:table-column table:style-name="co3" table:number-columns-repeated="3" table:default-cell-style-name="ce6"/>
        <table:table-column table:style-name="co3" table:default-cell-style-name="ce7"/>
        <table:table-column table:style-name="co3" table:default-cell-style-name="ce8"/>
        <table:table-row table:style-name="ro1" table:number-rows-repeated="4">
          <table:table-cell/>
          <table:table-cell table:style-name="Default" table:number-columns-repeated="7"/>
        </table:table-row>
        <table:table-row table:style-name="ro1">
          <table:table-cell/>
          <table:table-cell table:style-name="Default"/>
          <table:table-cell table:style-name="Default" office:value-type="string">
            <text:p>Different prescale values:</text:p>
          </table:table-cell>
          <table:table-cell table:style-name="Default" table:number-columns-repeated="5"/>
        </table:table-row>
        <table:table-row table:style-name="ro1">
          <table:table-cell/>
          <table:table-cell table:style-name="Default"/>
          <table:table-cell table:style-name="Default" office:value-type="string">
            <text:p>bits</text:p>
          </table:table-cell>
          <table:table-cell table:number-columns-repeated="5" table:style-name="Default" office:value-type="float" office:value="8">
            <text:p>8</text:p>
          </table:table-cell>
        </table:table-row>
        <table:table-row table:style-name="ro1">
          <table:table-cell/>
          <table:table-cell table:style-name="Default"/>
          <table:table-cell table:style-name="Default" office:value-type="string">
            <text:p>clock</text:p>
          </table:table-cell>
          <table:table-cell table:number-columns-repeated="5" table:style-name="ce5" office:value-type="float" office:value="16000000">
            <text:p>16. Mhz</text:p>
          </table:table-cell>
        </table:table-row>
        <table:table-row table:style-name="ro1">
          <table:table-cell/>
          <table:table-cell table:style-name="Default"/>
          <table:table-cell table:style-name="Default" office:value-type="string">
            <text:p>prescale</text:p>
          </table:table-cell>
          <table:table-cell table:style-name="Default" office:value-type="float" office:value="1024">
            <text:p>1024</text:p>
          </table:table-cell>
          <table:table-cell table:style-name="Default" office:value-type="float" office:value="256">
            <text:p>256</text:p>
          </table:table-cell>
          <table:table-cell table:style-name="Default" office:value-type="float" office:value="128">
            <text:p>128</text:p>
          </table:table-cell>
          <table:table-cell table:style-name="Default" office:value-type="float" office:value="64">
            <text:p>64</text:p>
          </table:table-cell>
          <table:table-cell table:style-name="Default" office:value-type="float" office:value="32">
            <text:p>32</text:p>
          </table:table-cell>
        </table:table-row>
        <table:table-row table:style-name="ro1">
          <table:table-cell/>
          <table:table-cell table:style-name="Default"/>
          <table:table-cell table:style-name="Default" office:value-type="string">
            <text:p>freq_scaled</text:p>
          </table:table-cell>
          <table:table-cell table:style-name="ce5" table:formula="of:=[.D7]/[.D8]" office:value-type="float" office:value="15625">
            <text:p>15.63 Khz</text:p>
          </table:table-cell>
          <table:table-cell table:style-name="ce5" table:formula="of:=[.E7]/[.E8]" office:value-type="float" office:value="62500">
            <text:p>62.5 Khz</text:p>
          </table:table-cell>
          <table:table-cell table:style-name="ce5" table:formula="of:=[.F7]/[.F8]" office:value-type="float" office:value="125000">
            <text:p>125. Khz</text:p>
          </table:table-cell>
          <table:table-cell table:style-name="ce5" table:formula="of:=[.G7]/[.G8]" office:value-type="float" office:value="250000">
            <text:p>250. Khz</text:p>
          </table:table-cell>
          <table:table-cell table:style-name="ce5" table:formula="of:=[.H7]/[.H8]" office:value-type="float" office:value="500000">
            <text:p>500. Khz</text:p>
          </table:table-cell>
        </table:table-row>
        <table:table-row table:style-name="ro1">
          <table:table-cell/>
          <table:table-cell table:style-name="Default"/>
          <table:table-cell table:style-name="Default" office:value-type="string">
            <text:p>max frequency</text:p>
          </table:table-cell>
          <table:table-cell table:style-name="ce5" table:formula="of:=[.D9]/2" office:value-type="float" office:value="7812.5">
            <text:p>7.81 Khz</text:p>
          </table:table-cell>
          <table:table-cell table:style-name="ce5" table:formula="of:=[.E9]/2" office:value-type="float" office:value="31250">
            <text:p>31.25 Khz</text:p>
          </table:table-cell>
          <table:table-cell table:style-name="ce5" table:formula="of:=[.F9]/2" office:value-type="float" office:value="62500">
            <text:p>62.5 Khz</text:p>
          </table:table-cell>
          <table:table-cell table:style-name="ce5" table:formula="of:=[.G9]/2" office:value-type="float" office:value="125000">
            <text:p>125. Khz</text:p>
          </table:table-cell>
          <table:table-cell table:style-name="ce5" table:formula="of:=[.H9]/2" office:value-type="float" office:value="250000">
            <text:p>250. Khz</text:p>
          </table:table-cell>
        </table:table-row>
        <table:table-row table:style-name="ro1">
          <table:table-cell/>
          <table:table-cell table:style-name="Default"/>
          <table:table-cell table:style-name="Default" office:value-type="string">
            <text:p>min freq</text:p>
          </table:table-cell>
          <table:table-cell table:style-name="ce5" table:formula="of:=[.D9]/2^([.D6]+1)" office:value-type="float" office:value="30.517578125">
            <text:p>30.52 Hz</text:p>
          </table:table-cell>
          <table:table-cell table:style-name="ce5" table:formula="of:=[.E9]/2^([.E6]+1)" office:value-type="float" office:value="122.0703125">
            <text:p>122.07 Hz</text:p>
          </table:table-cell>
          <table:table-cell table:style-name="ce5" table:formula="of:=[.F9]/2^([.F6]+1)" office:value-type="float" office:value="244.140625">
            <text:p>244.14 Hz</text:p>
          </table:table-cell>
          <table:table-cell table:style-name="ce5" table:formula="of:=[.G9]/2^([.G6]+1)" office:value-type="float" office:value="488.28125">
            <text:p>488.28 Hz</text:p>
          </table:table-cell>
          <table:table-cell table:style-name="ce5" table:formula="of:=[.H9]/2^([.H6]+1)" office:value-type="float" office:value="976.5625">
            <text:p>976.56 Hz</text:p>
          </table:table-cell>
        </table:table-row>
        <table:table-row table:style-name="ro1">
          <table:table-cell/>
          <table:table-cell table:style-name="Default"/>
          <table:table-cell table:style-name="Default" office:value-type="string">
            <text:p>min period/incriment</text:p>
          </table:table-cell>
          <table:table-cell table:style-name="ce4" table:formula="of:=1000000000/[.D10]" office:value-type="float" office:value="128000">
            <text:p>128. us</text:p>
          </table:table-cell>
          <table:table-cell table:style-name="ce4" table:formula="of:=1000000000/[.E10]" office:value-type="float" office:value="32000">
            <text:p>32. us</text:p>
          </table:table-cell>
          <table:table-cell table:style-name="ce4" table:formula="of:=1000000000/[.F10]" office:value-type="float" office:value="16000">
            <text:p>16. us</text:p>
          </table:table-cell>
          <table:table-cell table:style-name="ce4" table:formula="of:=1000000000/[.G10]" office:value-type="float" office:value="8000">
            <text:p>8. us</text:p>
          </table:table-cell>
          <table:table-cell table:style-name="ce4" table:formula="of:=1000000000/[.H10]" office:value-type="float" office:value="4000">
            <text:p>4. us</text:p>
          </table:table-cell>
        </table:table-row>
        <table:table-row table:style-name="ro1">
          <table:table-cell/>
          <table:table-cell table:style-name="Default"/>
          <table:table-cell table:style-name="Default" office:value-type="string">
            <text:p>max period</text:p>
          </table:table-cell>
          <table:table-cell table:style-name="ce4" table:formula="of:=1000000000/[.D11]" office:value-type="float" office:value="32768000">
            <text:p>32.77 ms</text:p>
          </table:table-cell>
          <table:table-cell table:style-name="ce4" table:formula="of:=1000000000/[.E11]" office:value-type="float" office:value="8192000">
            <text:p>8.19 ms</text:p>
          </table:table-cell>
          <table:table-cell table:style-name="ce4" table:formula="of:=1000000000/[.F11]" office:value-type="float" office:value="4096000">
            <text:p>4.1 ms</text:p>
          </table:table-cell>
          <table:table-cell table:style-name="ce4" table:formula="of:=1000000000/[.G11]" office:value-type="float" office:value="2048000">
            <text:p>2.05 ms</text:p>
          </table:table-cell>
          <table:table-cell table:style-name="ce4" table:formula="of:=1000000000/[.H11]" office:value-type="float" office:value="1024000">
            <text:p>1.02 ms</text:p>
          </table:table-cell>
        </table:table-row>
        <table:table-row table:style-name="ro1">
          <table:table-cell table:style-name="ce1" office:value-type="string">
            <text:p>Note</text:p>
          </table:table-cell>
          <table:table-cell table:style-name="ce1" office:value-type="string">
            <text:p>Freq</text:p>
          </table:table-cell>
          <table:table-cell table:style-name="ce1" office:value-type="string">
            <text:p>wavelength</text:p>
          </table:table-cell>
          <table:table-cell table:style-name="ce4" office:value-type="string">
            <text:p>-------------------------------------<text:span text:style-name="T1">Error in cents</text:span>--------------------------------------------</text:p>
          </table:table-cell>
          <table:table-cell table:style-name="ce4" table:number-columns-repeated="4"/>
        </table:table-row>
        <table:table-row table:style-name="ro1">
          <table:table-cell office:value-type="string">
            <text:p>A</text:p>
          </table:table-cell>
          <table:table-cell table:formula="of:=[.B16]/2^(1/12)" office:value-type="float" office:value="55">
            <text:p>55.00 Hz</text:p>
          </table:table-cell>
          <table:table-cell table:formula="of:=1000000000/[.B15]" office:value-type="float" office:value="18181818.1818182">
            <text:p>18.18 ms</text:p>
          </table:table-cell>
          <table:table-cell table:formula="of:=3986*LOG((1000000000/((ROUND([.$C15]/([.D$12])))*([.D$12])))/[.$B15])" office:value-type="float" office:value="0.554039948678513">
            <text:p>0.55</text:p>
          </table:table-cell>
          <table:table-cell table:style-name="ce7" table:formula="of:=3986*LOG((1000000000/((ROUND([.$C15]/([.E$12])))*([.E$12])))/[.$B15])" office:value-type="float" office:value="0.554039948678513">
            <text:p>0.55</text:p>
          </table:table-cell>
          <table:table-cell table:style-name="ce7" table:formula="of:=3986*LOG((1000000000/((ROUND([.$C15]/([.F$12])))*([.F$12])))/[.$B15])" office:value-type="float" office:value="0.554039948678513">
            <text:p>0.55</text:p>
          </table:table-cell>
          <table:table-cell table:formula="of:=3986*LOG((1000000000/((ROUND([.$C15]/([.G$12])))*([.G$12])))/[.$B15])" office:value-type="float" office:value="-0.207719273675595">
            <text:p>-0.21</text:p>
          </table:table-cell>
          <table:table-cell table:formula="of:=3986*LOG((1000000000/((ROUND([.$C15]/([.H$12])))*([.H$12])))/[.$B15])" office:value-type="float" office:value="0.173118436553746">
            <text:p>0.17</text:p>
          </table:table-cell>
        </table:table-row>
        <table:table-row table:style-name="ro1">
          <table:table-cell office:value-type="string">
            <text:p>A#</text:p>
          </table:table-cell>
          <table:table-cell table:formula="of:=[.B17]/2^(1/12)" office:value-type="float" office:value="58.2704701897612">
            <text:p>58.27 Hz</text:p>
          </table:table-cell>
          <table:table-cell table:formula="of:=1000000000/[.B16]" office:value-type="float" office:value="17161351.1396672">
            <text:p>17.16 ms</text:p>
          </table:table-cell>
          <table:table-cell table:formula="of:=3986*LOG((1000000000/((ROUND([.$C16]/([.D$12])))*([.D$12])))/[.$B16])" office:value-type="float" office:value="0.943524151032578">
            <text:p>0.94</text:p>
          </table:table-cell>
          <table:table-cell table:style-name="ce7" table:formula="of:=3986*LOG((1000000000/((ROUND([.$C16]/([.E$12])))*([.E$12])))/[.$B16])" office:value-type="float" office:value="0.943524151032578">
            <text:p>0.94</text:p>
          </table:table-cell>
          <table:table-cell table:style-name="ce7" table:formula="of:=3986*LOG((1000000000/((ROUND([.$C16]/([.F$12])))*([.F$12])))/[.$B16])" office:value-type="float" office:value="-0.670553173237961">
            <text:p>-0.67</text:p>
          </table:table-cell>
          <table:table-cell table:formula="of:=3986*LOG((1000000000/((ROUND([.$C16]/([.G$12])))*([.G$12])))/[.$B16])" office:value-type="float" office:value="0.136297367990305">
            <text:p>0.14</text:p>
          </table:table-cell>
          <table:table-cell table:formula="of:=3986*LOG((1000000000/((ROUND([.$C16]/([.H$12])))*([.H$12])))/[.$B16])" office:value-type="float" office:value="0.136297367990305">
            <text:p>0.14</text:p>
          </table:table-cell>
        </table:table-row>
        <table:table-row table:style-name="ro1">
          <table:table-cell office:value-type="string">
            <text:p>B</text:p>
          </table:table-cell>
          <table:table-cell table:formula="of:=[.B18]/2^(1/12)" office:value-type="float" office:value="61.7354126570155">
            <text:p>61.74 Hz</text:p>
          </table:table-cell>
          <table:table-cell table:formula="of:=1000000000/[.B17]" office:value-type="float" office:value="16198158.5116425">
            <text:p>16.2 ms</text:p>
          </table:table-cell>
          <table:table-cell table:formula="of:=3986*LOG((1000000000/((ROUND([.$C17]/([.D$12])))*([.D$12])))/[.$B17])" office:value-type="float" office:value="-6.17051152367387">
            <text:p>-6.17</text:p>
          </table:table-cell>
          <table:table-cell table:style-name="ce7" table:formula="of:=3986*LOG((1000000000/((ROUND([.$C17]/([.E$12])))*([.E$12])))/[.$B17])" office:value-type="float" office:value="0.658285516589136">
            <text:p>0.66</text:p>
          </table:table-cell>
          <table:table-cell table:style-name="ce7" table:formula="of:=3986*LOG((1000000000/((ROUND([.$C17]/([.F$12])))*([.F$12])))/[.$B17])" office:value-type="float" office:value="0.658285516589136">
            <text:p>0.66</text:p>
          </table:table-cell>
          <table:table-cell table:formula="of:=3986*LOG((1000000000/((ROUND([.$C17]/([.G$12])))*([.G$12])))/[.$B17])" office:value-type="float" office:value="-0.196788743753539">
            <text:p>-0.20</text:p>
          </table:table-cell>
          <table:table-cell table:formula="of:=3986*LOG((1000000000/((ROUND([.$C17]/([.H$12])))*([.H$12])))/[.$B17])" office:value-type="float" office:value="-0.196788743753539">
            <text:p>-0.20</text:p>
          </table:table-cell>
        </table:table-row>
        <table:table-row table:style-name="ro1">
          <table:table-cell table:style-name="ce2" office:value-type="string">
            <text:p>C</text:p>
          </table:table-cell>
          <table:table-cell table:formula="of:=[.B19]/2^(1/12)" office:value-type="float" office:value="65.4063913251496">
            <text:p>65.41 Hz</text:p>
          </table:table-cell>
          <table:table-cell table:formula="of:=1000000000/[.B18]" office:value-type="float" office:value="15289025.7318857">
            <text:p>15.29 ms</text:p>
          </table:table-cell>
          <table:table-cell table:formula="of:=3986*LOG((1000000000/((ROUND([.$C18]/([.D$12])))*([.D$12])))/[.$B18])" office:value-type="float" office:value="6.46880186975699">
            <text:p>6.47</text:p>
          </table:table-cell>
          <table:table-cell table:style-name="ce7" table:formula="of:=3986*LOG((1000000000/((ROUND([.$C18]/([.E$12])))*([.E$12])))/[.$B18])" office:value-type="float" office:value="-0.789480482263463">
            <text:p>-0.79</text:p>
          </table:table-cell>
          <table:table-cell table:style-name="ce7" table:formula="of:=3986*LOG((1000000000/((ROUND([.$C18]/([.F$12])))*([.F$12])))/[.$B18])" office:value-type="float" office:value="-0.789480482263463">
            <text:p>-0.79</text:p>
          </table:table-cell>
          <table:table-cell table:formula="of:=3986*LOG((1000000000/((ROUND([.$C18]/([.G$12])))*([.G$12])))/[.$B18])" office:value-type="float" office:value="0.116142245618951">
            <text:p>0.12</text:p>
          </table:table-cell>
          <table:table-cell table:formula="of:=3986*LOG((1000000000/((ROUND([.$C18]/([.H$12])))*([.H$12])))/[.$B18])" office:value-type="float" office:value="0.116142245618951">
            <text:p>0.12</text:p>
          </table:table-cell>
        </table:table-row>
        <table:table-row table:style-name="ro1">
          <table:table-cell table:style-name="ce2" office:value-type="string">
            <text:p>C#</text:p>
          </table:table-cell>
          <table:table-cell table:formula="of:=[.B20]/2^(1/12)" office:value-type="float" office:value="69.295657744218">
            <text:p>69.30 Hz</text:p>
          </table:table-cell>
          <table:table-cell table:formula="of:=1000000000/[.B19]" office:value-type="float" office:value="14430918.6542564">
            <text:p>14.43 ms</text:p>
          </table:table-cell>
          <table:table-cell table:formula="of:=3986*LOG((1000000000/((ROUND([.$C19]/([.D$12])))*([.D$12])))/[.$B19])" office:value-type="float" office:value="-3.96381597091238">
            <text:p>-3.96</text:p>
          </table:table-cell>
          <table:table-cell table:style-name="ce7" table:formula="of:=3986*LOG((1000000000/((ROUND([.$C19]/([.E$12])))*([.E$12])))/[.$B19])" office:value-type="float" office:value="-0.129710738294008">
            <text:p>-0.13</text:p>
          </table:table-cell>
          <table:table-cell table:style-name="ce7" table:formula="of:=3986*LOG((1000000000/((ROUND([.$C19]/([.F$12])))*([.F$12])))/[.$B19])" office:value-type="float" office:value="-0.129710738294008">
            <text:p>-0.13</text:p>
          </table:table-cell>
          <table:table-cell table:formula="of:=3986*LOG((1000000000/((ROUND([.$C19]/([.G$12])))*([.G$12])))/[.$B19])" office:value-type="float" office:value="-0.129710738294008">
            <text:p>-0.13</text:p>
          </table:table-cell>
          <table:table-cell table:formula="of:=3986*LOG((1000000000/((ROUND([.$C19]/([.H$12])))*([.H$12])))/[.$B19])" office:value-type="float" office:value="-0.129710738294008">
            <text:p>-0.13</text:p>
          </table:table-cell>
        </table:table-row>
        <table:table-row table:style-name="ro1">
          <table:table-cell table:style-name="ce2" office:value-type="string">
            <text:p>D</text:p>
          </table:table-cell>
          <table:table-cell table:formula="of:=[.B21]/2^(1/12)" office:value-type="float" office:value="73.4161919793519">
            <text:p>73.42 Hz</text:p>
          </table:table-cell>
          <table:table-cell table:formula="of:=1000000000/[.B20]" office:value-type="float" office:value="13620973.4261517">
            <text:p>13.62 ms</text:p>
          </table:table-cell>
          <table:table-cell table:formula="of:=3986*LOG((1000000000/((ROUND([.$C20]/([.D$12])))*([.D$12])))/[.$B20])" office:value-type="float" office:value="6.74555058223823">
            <text:p>6.75</text:p>
          </table:table-cell>
          <table:table-cell table:style-name="ce7" table:formula="of:=3986*LOG((1000000000/((ROUND([.$C20]/([.E$12])))*([.E$12])))/[.$B20])" office:value-type="float" office:value="-1.40080706256705">
            <text:p>-1.40</text:p>
          </table:table-cell>
          <table:table-cell table:style-name="ce7" table:formula="of:=3986*LOG((1000000000/((ROUND([.$C20]/([.F$12])))*([.F$12])))/[.$B20])" office:value-type="float" office:value="0.632191180332536">
            <text:p>0.63</text:p>
          </table:table-cell>
          <table:table-cell table:formula="of:=3986*LOG((1000000000/((ROUND([.$C20]/([.G$12])))*([.G$12])))/[.$B20])" office:value-type="float" office:value="-0.384606384798914">
            <text:p>-0.38</text:p>
          </table:table-cell>
          <table:table-cell table:formula="of:=3986*LOG((1000000000/((ROUND([.$C20]/([.H$12])))*([.H$12])))/[.$B20])" office:value-type="float" office:value="0.1237177430252">
            <text:p>0.12</text:p>
          </table:table-cell>
        </table:table-row>
        <table:table-row table:style-name="ro1">
          <table:table-cell table:style-name="ce2" office:value-type="string">
            <text:p>D#</text:p>
          </table:table-cell>
          <table:table-cell table:formula="of:=[.B22]/2^(1/12)" office:value-type="float" office:value="77.7817459305202">
            <text:p>77.78 Hz</text:p>
          </table:table-cell>
          <table:table-cell table:formula="of:=1000000000/[.B21]" office:value-type="float" office:value="12856486.9306645">
            <text:p>12.86 ms</text:p>
          </table:table-cell>
          <table:table-cell table:formula="of:=3986*LOG((1000000000/((ROUND([.$C21]/([.D$12])))*([.D$12])))/[.$B21])" office:value-type="float" office:value="7.62259930122682">
            <text:p>7.62</text:p>
          </table:table-cell>
          <table:table-cell table:style-name="ce7" table:formula="of:=3986*LOG((1000000000/((ROUND([.$C21]/([.E$12])))*([.E$12])))/[.$B21])" office:value-type="float" office:value="-1.01132286021281">
            <text:p>-1.01</text:p>
          </table:table-cell>
          <table:table-cell table:style-name="ce7" table:formula="of:=3986*LOG((1000000000/((ROUND([.$C21]/([.F$12])))*([.F$12])))/[.$B21])" office:value-type="float" office:value="-1.01132286021281">
            <text:p>-1.01</text:p>
          </table:table-cell>
          <table:table-cell table:formula="of:=3986*LOG((1000000000/((ROUND([.$C21]/([.G$12])))*([.G$12])))/[.$B21])" office:value-type="float" office:value="0.0655653890516195">
            <text:p>0.07</text:p>
          </table:table-cell>
          <table:table-cell table:formula="of:=3986*LOG((1000000000/((ROUND([.$C21]/([.H$12])))*([.H$12])))/[.$B21])" office:value-type="float" office:value="0.0655653890516195">
            <text:p>0.07</text:p>
          </table:table-cell>
        </table:table-row>
        <table:table-row table:style-name="ro1">
          <table:table-cell table:style-name="ce2" office:value-type="string">
            <text:p>E</text:p>
          </table:table-cell>
          <table:table-cell table:formula="of:=[.B23]/2^(1/12)" office:value-type="float" office:value="82.4068892282175">
            <text:p>82.41 Hz</text:p>
          </table:table-cell>
          <table:table-cell table:formula="of:=1000000000/[.B22]" office:value-type="float" office:value="12134907.7651821">
            <text:p>12.13 ms</text:p>
          </table:table-cell>
          <table:table-cell table:formula="of:=3986*LOG((1000000000/((ROUND([.$C22]/([.D$12])))*([.D$12])))/[.$B22])" office:value-type="float" office:value="-3.5758216065063">
            <text:p>-3.58</text:p>
          </table:table-cell>
          <table:table-cell table:style-name="ce7" table:formula="of:=3986*LOG((1000000000/((ROUND([.$C22]/([.E$12])))*([.E$12])))/[.$B22])" office:value-type="float" office:value="0.985703575362351">
            <text:p>0.99</text:p>
          </table:table-cell>
          <table:table-cell table:style-name="ce7" table:formula="of:=3986*LOG((1000000000/((ROUND([.$C22]/([.F$12])))*([.F$12])))/[.$B22])" office:value-type="float" office:value="0.985703575362351">
            <text:p>0.99</text:p>
          </table:table-cell>
          <table:table-cell table:formula="of:=3986*LOG((1000000000/((ROUND([.$C22]/([.G$12])))*([.G$12])))/[.$B22])" office:value-type="float" office:value="-0.155805074550899">
            <text:p>-0.16</text:p>
          </table:table-cell>
          <table:table-cell table:formula="of:=3986*LOG((1000000000/((ROUND([.$C22]/([.H$12])))*([.H$12])))/[.$B22])" office:value-type="float" office:value="-0.155805074550899">
            <text:p>-0.16</text:p>
          </table:table-cell>
        </table:table-row>
        <table:table-row table:style-name="ro1">
          <table:table-cell table:style-name="ce2" office:value-type="string">
            <text:p>F</text:p>
          </table:table-cell>
          <table:table-cell table:formula="of:=[.B24]/2^(1/12)" office:value-type="float" office:value="87.307057858251">
            <text:p>87.31 Hz</text:p>
          </table:table-cell>
          <table:table-cell table:formula="of:=1000000000/[.B23]" office:value-type="float" office:value="11453827.726317">
            <text:p>11.45 ms</text:p>
          </table:table-cell>
          <table:table-cell table:formula="of:=3986*LOG((1000000000/((ROUND([.$C23]/([.D$12])))*([.D$12])))/[.$B23])" office:value-type="float" office:value="9.36977236183267">
            <text:p>9.37</text:p>
          </table:table-cell>
          <table:table-cell table:style-name="ce7" table:formula="of:=3986*LOG((1000000000/((ROUND([.$C23]/([.E$12])))*([.E$12])))/[.$B23])" office:value-type="float" office:value="-0.328279920770243">
            <text:p>-0.33</text:p>
          </table:table-cell>
          <table:table-cell table:style-name="ce7" table:formula="of:=3986*LOG((1000000000/((ROUND([.$C23]/([.F$12])))*([.F$12])))/[.$B23])" office:value-type="float" office:value="-0.328279920770243">
            <text:p>-0.33</text:p>
          </table:table-cell>
          <table:table-cell table:formula="of:=3986*LOG((1000000000/((ROUND([.$C23]/([.G$12])))*([.G$12])))/[.$B23])" office:value-type="float" office:value="-0.328279920770243">
            <text:p>-0.33</text:p>
          </table:table-cell>
          <table:table-cell table:formula="of:=3986*LOG((1000000000/((ROUND([.$C23]/([.H$12])))*([.H$12])))/[.$B23])" office:value-type="float" office:value="0.276259217507875">
            <text:p>0.28</text:p>
          </table:table-cell>
        </table:table-row>
        <table:table-row table:style-name="ro1">
          <table:table-cell table:style-name="ce2" office:value-type="string">
            <text:p>F#</text:p>
          </table:table-cell>
          <table:table-cell table:formula="of:=[.B25]/2^(1/12)" office:value-type="float" office:value="92.4986056779086">
            <text:p>92.50 Hz</text:p>
          </table:table-cell>
          <table:table-cell table:formula="of:=1000000000/[.B24]" office:value-type="float" office:value="10810973.772752">
            <text:p>10.81 ms</text:p>
          </table:table-cell>
          <table:table-cell table:formula="of:=3986*LOG((1000000000/((ROUND([.$C24]/([.D$12])))*([.D$12])))/[.$B24])" office:value-type="float" office:value="9.46897437940887">
            <text:p>9.47</text:p>
          </table:table-cell>
          <table:table-cell table:style-name="ce7" table:formula="of:=3986*LOG((1000000000/((ROUND([.$C24]/([.E$12])))*([.E$12])))/[.$B24])" office:value-type="float" office:value="-0.804633251404289">
            <text:p>-0.80</text:p>
          </table:table-cell>
          <table:table-cell table:style-name="ce7" table:formula="of:=3986*LOG((1000000000/((ROUND([.$C24]/([.F$12])))*([.F$12])))/[.$B24])" office:value-type="float" office:value="-0.804633251404289">
            <text:p>-0.80</text:p>
          </table:table-cell>
          <table:table-cell table:formula="of:=3986*LOG((1000000000/((ROUND([.$C24]/([.G$12])))*([.G$12])))/[.$B24])" office:value-type="float" office:value="0.476238286771304">
            <text:p>0.48</text:p>
          </table:table-cell>
          <table:table-cell table:formula="of:=3986*LOG((1000000000/((ROUND([.$C24]/([.H$12])))*([.H$12])))/[.$B24])" office:value-type="float" office:value="-0.164315949904882">
            <text:p>-0.16</text:p>
          </table:table-cell>
        </table:table-row>
        <table:table-row table:style-name="ro1">
          <table:table-cell table:style-name="ce2" office:value-type="string">
            <text:p>G</text:p>
          </table:table-cell>
          <table:table-cell table:formula="of:=[.B26]/2^(1/12)" office:value-type="float" office:value="97.9988589954373">
            <text:p>98.00 Hz</text:p>
          </table:table-cell>
          <table:table-cell table:formula="of:=1000000000/[.B25]" office:value-type="float" office:value="10204200.4391761">
            <text:p>10.2 ms</text:p>
          </table:table-cell>
          <table:table-cell table:formula="of:=3986*LOG((1000000000/((ROUND([.$C25]/([.D$12])))*([.D$12])))/[.$B25])" office:value-type="float" office:value="-6.06260975420377">
            <text:p>-6.06</text:p>
          </table:table-cell>
          <table:table-cell table:style-name="ce7" table:formula="of:=3986*LOG((1000000000/((ROUND([.$C25]/([.E$12])))*([.E$12])))/[.$B25])" office:value-type="float" office:value="-0.644458836982617">
            <text:p>-0.64</text:p>
          </table:table-cell>
          <table:table-cell table:style-name="ce7" table:formula="of:=3986*LOG((1000000000/((ROUND([.$C25]/([.F$12])))*([.F$12])))/[.$B25])" office:value-type="float" office:value="-0.644458836982617">
            <text:p>-0.64</text:p>
          </table:table-cell>
          <table:table-cell table:formula="of:=3986*LOG((1000000000/((ROUND([.$C25]/([.G$12])))*([.G$12])))/[.$B25])" office:value-type="float" office:value="-0.644458836982617">
            <text:p>-0.64</text:p>
          </table:table-cell>
          <table:table-cell table:formula="of:=3986*LOG((1000000000/((ROUND([.$C25]/([.H$12])))*([.H$12])))/[.$B25])" office:value-type="float" office:value="0.034003960205527">
            <text:p>0.03</text:p>
          </table:table-cell>
        </table:table-row>
        <table:table-row table:style-name="ro1">
          <table:table-cell table:style-name="ce2" office:value-type="string">
            <text:p>G#</text:p>
          </table:table-cell>
          <table:table-cell table:formula="of:=[.B27]/2^(1/12)" office:value-type="float" office:value="103.826174394986">
            <text:p>103.83 Hz</text:p>
          </table:table-cell>
          <table:table-cell table:formula="of:=1000000000/[.B26]" office:value-type="float" office:value="9631482.67599359">
            <text:p>9.63 ms</text:p>
          </table:table-cell>
          <table:table-cell table:formula="of:=3986*LOG((1000000000/((ROUND([.$C26]/([.D$12])))*([.D$12])))/[.$B26])" office:value-type="float" office:value="5.6677522899813">
            <text:p>5.67</text:p>
          </table:table-cell>
          <table:table-cell table:style-name="ce7" table:formula="of:=3986*LOG((1000000000/((ROUND([.$C26]/([.E$12])))*([.E$12])))/[.$B26])" office:value-type="float" office:value="-0.0929778345040075">
            <text:p>-0.09</text:p>
          </table:table-cell>
          <table:table-cell table:style-name="ce7" table:formula="of:=3986*LOG((1000000000/((ROUND([.$C26]/([.F$12])))*([.F$12])))/[.$B26])" office:value-type="float" office:value="-0.0929778345040075">
            <text:p>-0.09</text:p>
          </table:table-cell>
          <table:table-cell table:formula="of:=3986*LOG((1000000000/((ROUND([.$C26]/([.G$12])))*([.G$12])))/[.$B26])" office:value-type="float" office:value="-0.0929778345040075">
            <text:p>-0.09</text:p>
          </table:table-cell>
          <table:table-cell table:formula="of:=3986*LOG((1000000000/((ROUND([.$C26]/([.H$12])))*([.H$12])))/[.$B26])" office:value-type="float" office:value="-0.0929778345040075">
            <text:p>-0.09</text:p>
          </table:table-cell>
        </table:table-row>
        <table:table-row table:style-name="ro1">
          <table:table-cell table:style-name="ce2" office:value-type="string">
            <text:p>A</text:p>
          </table:table-cell>
          <table:table-cell office:value-type="float" office:value="110">
            <text:p>110.00 Hz</text:p>
          </table:table-cell>
          <table:table-cell table:formula="of:=1000000000/[.B27]" office:value-type="float" office:value="9090909.09090909">
            <text:p>9.09 ms</text:p>
          </table:table-cell>
          <table:table-cell table:formula="of:=3986*LOG((1000000000/((ROUND([.$C27]/([.D$12])))*([.D$12])))/[.$B27])" office:value-type="float" office:value="0.554039948677745">
            <text:p>0.55</text:p>
          </table:table-cell>
          <table:table-cell table:style-name="ce7" table:formula="of:=3986*LOG((1000000000/((ROUND([.$C27]/([.E$12])))*([.E$12])))/[.$B27])" office:value-type="float" office:value="0.554039948677745">
            <text:p>0.55</text:p>
          </table:table-cell>
          <table:table-cell table:style-name="ce7" table:formula="of:=3986*LOG((1000000000/((ROUND([.$C27]/([.F$12])))*([.F$12])))/[.$B27])" office:value-type="float" office:value="0.554039948677745">
            <text:p>0.55</text:p>
          </table:table-cell>
          <table:table-cell table:formula="of:=3986*LOG((1000000000/((ROUND([.$C27]/([.G$12])))*([.G$12])))/[.$B27])" office:value-type="float" office:value="0.554039948677745">
            <text:p>0.55</text:p>
          </table:table-cell>
          <table:table-cell table:formula="of:=3986*LOG((1000000000/((ROUND([.$C27]/([.H$12])))*([.H$12])))/[.$B27])" office:value-type="float" office:value="-0.207719273676748">
            <text:p>-0.21</text:p>
          </table:table-cell>
        </table:table-row>
        <table:table-row table:style-name="ro1">
          <table:table-cell table:style-name="ce2" office:value-type="string">
            <text:p>A#</text:p>
          </table:table-cell>
          <table:table-cell table:formula="of:=[.B27]*2^(1/12)" office:value-type="float" office:value="116.540940379522">
            <text:p>116.54 Hz</text:p>
          </table:table-cell>
          <table:table-cell table:formula="of:=1000000000/[.B28]" office:value-type="float" office:value="8580675.56983358">
            <text:p>8.58 ms</text:p>
          </table:table-cell>
          <table:table-cell table:formula="of:=3986*LOG((1000000000/((ROUND([.$C28]/([.D$12])))*([.D$12])))/[.$B28])" office:value-type="float" office:value="0.94352415103181">
            <text:p>0.94</text:p>
          </table:table-cell>
          <table:table-cell table:style-name="ce7" table:formula="of:=3986*LOG((1000000000/((ROUND([.$C28]/([.E$12])))*([.E$12])))/[.$B28])" office:value-type="float" office:value="0.94352415103181">
            <text:p>0.94</text:p>
          </table:table-cell>
          <table:table-cell table:style-name="ce7" table:formula="of:=3986*LOG((1000000000/((ROUND([.$C28]/([.F$12])))*([.F$12])))/[.$B28])" office:value-type="float" office:value="0.94352415103181">
            <text:p>0.94</text:p>
          </table:table-cell>
          <table:table-cell table:formula="of:=3986*LOG((1000000000/((ROUND([.$C28]/([.G$12])))*([.G$12])))/[.$B28])" office:value-type="float" office:value="-0.670553173238922">
            <text:p>-0.67</text:p>
          </table:table-cell>
          <table:table-cell table:formula="of:=3986*LOG((1000000000/((ROUND([.$C28]/([.H$12])))*([.H$12])))/[.$B28])" office:value-type="float" office:value="0.136297367989537">
            <text:p>0.14</text:p>
          </table:table-cell>
        </table:table-row>
        <table:table-row table:style-name="ro1">
          <table:table-cell table:style-name="ce2" office:value-type="string">
            <text:p>B</text:p>
          </table:table-cell>
          <table:table-cell table:formula="of:=[.B28]*2^(1/12)" office:value-type="float" office:value="123.470825314031">
            <text:p>123.47 Hz</text:p>
          </table:table-cell>
          <table:table-cell table:formula="of:=1000000000/[.B29]" office:value-type="float" office:value="8099079.25582127">
            <text:p>8.1 ms</text:p>
          </table:table-cell>
          <table:table-cell table:formula="of:=3986*LOG((1000000000/((ROUND([.$C29]/([.D$12])))*([.D$12])))/[.$B29])" office:value-type="float" office:value="7.51412736816354">
            <text:p>7.51</text:p>
          </table:table-cell>
          <table:table-cell table:formula="of:=3986*LOG((1000000000/((ROUND([.$C29]/([.E$12])))*([.E$12])))/[.$B29])" office:value-type="float" office:value="0.658285516587983">
            <text:p>0.66</text:p>
          </table:table-cell>
          <table:table-cell table:style-name="ce7" table:formula="of:=3986*LOG((1000000000/((ROUND([.$C29]/([.F$12])))*([.F$12])))/[.$B29])" office:value-type="float" office:value="0.658285516587983">
            <text:p>0.66</text:p>
          </table:table-cell>
          <table:table-cell table:formula="of:=3986*LOG((1000000000/((ROUND([.$C29]/([.G$12])))*([.G$12])))/[.$B29])" office:value-type="float" office:value="0.658285516587983">
            <text:p>0.66</text:p>
          </table:table-cell>
          <table:table-cell table:formula="of:=3986*LOG((1000000000/((ROUND([.$C29]/([.H$12])))*([.H$12])))/[.$B29])" office:value-type="float" office:value="-0.1967887437545">
            <text:p>-0.20</text:p>
          </table:table-cell>
        </table:table-row>
        <table:table-row table:style-name="ro1">
          <table:table-cell office:value-type="string">
            <text:p>C</text:p>
          </table:table-cell>
          <table:table-cell table:formula="of:=[.B29]*2^(1/12)" office:value-type="float" office:value="130.812782650299">
            <text:p>130.81 Hz</text:p>
          </table:table-cell>
          <table:table-cell table:formula="of:=1000000000/[.B30]" office:value-type="float" office:value="7644512.86594286">
            <text:p>7.64 ms</text:p>
          </table:table-cell>
          <table:table-cell table:formula="of:=3986*LOG((1000000000/((ROUND([.$C30]/([.D$12])))*([.D$12])))/[.$B30])" office:value-type="float" office:value="-8.0174567654492">
            <text:p>-8.02</text:p>
          </table:table-cell>
          <table:table-cell table:formula="of:=3986*LOG((1000000000/((ROUND([.$C30]/([.E$12])))*([.E$12])))/[.$B30])" office:value-type="float" office:value="-0.789480482264616">
            <text:p>-0.79</text:p>
          </table:table-cell>
          <table:table-cell table:style-name="ce7" table:formula="of:=3986*LOG((1000000000/((ROUND([.$C30]/([.F$12])))*([.F$12])))/[.$B30])" office:value-type="float" office:value="-0.789480482264616">
            <text:p>-0.79</text:p>
          </table:table-cell>
          <table:table-cell table:formula="of:=3986*LOG((1000000000/((ROUND([.$C30]/([.G$12])))*([.G$12])))/[.$B30])" office:value-type="float" office:value="-0.789480482264616">
            <text:p>-0.79</text:p>
          </table:table-cell>
          <table:table-cell table:formula="of:=3986*LOG((1000000000/((ROUND([.$C30]/([.H$12])))*([.H$12])))/[.$B30])" office:value-type="float" office:value="0.116142245617798">
            <text:p>0.12</text:p>
          </table:table-cell>
        </table:table-row>
        <table:table-row table:style-name="ro1">
          <table:table-cell office:value-type="string">
            <text:p>C#</text:p>
          </table:table-cell>
          <table:table-cell table:formula="of:=[.B30]*2^(1/12)" office:value-type="float" office:value="138.591315488436">
            <text:p>138.59 Hz</text:p>
          </table:table-cell>
          <table:table-cell table:formula="of:=1000000000/[.B31]" office:value-type="float" office:value="7215459.32712818">
            <text:p>7.22 ms</text:p>
          </table:table-cell>
          <table:table-cell table:formula="of:=3986*LOG((1000000000/((ROUND([.$C31]/([.D$12])))*([.D$12])))/[.$B31])" office:value-type="float" office:value="11.4238213906539">
            <text:p>11.42</text:p>
          </table:table-cell>
          <table:table-cell table:formula="of:=3986*LOG((1000000000/((ROUND([.$C31]/([.E$12])))*([.E$12])))/[.$B31])" office:value-type="float" office:value="3.71290527873562">
            <text:p>3.71</text:p>
          </table:table-cell>
          <table:table-cell table:style-name="ce7" table:formula="of:=3986*LOG((1000000000/((ROUND([.$C31]/([.F$12])))*([.F$12])))/[.$B31])" office:value-type="float" office:value="-0.129710738294969">
            <text:p>-0.13</text:p>
          </table:table-cell>
          <table:table-cell table:formula="of:=3986*LOG((1000000000/((ROUND([.$C31]/([.G$12])))*([.G$12])))/[.$B31])" office:value-type="float" office:value="-0.129710738294969">
            <text:p>-0.13</text:p>
          </table:table-cell>
          <table:table-cell table:formula="of:=3986*LOG((1000000000/((ROUND([.$C31]/([.H$12])))*([.H$12])))/[.$B31])" office:value-type="float" office:value="-0.129710738294969">
            <text:p>-0.13</text:p>
          </table:table-cell>
        </table:table-row>
        <table:table-row table:style-name="ro1">
          <table:table-cell office:value-type="string">
            <text:p>D</text:p>
          </table:table-cell>
          <table:table-cell table:formula="of:=[.B31]*2^(1/12)" office:value-type="float" office:value="146.832383958704">
            <text:p>146.83 Hz</text:p>
          </table:table-cell>
          <table:table-cell table:formula="of:=1000000000/[.B32]" office:value-type="float" office:value="6810486.71307582">
            <text:p>6.81 ms</text:p>
          </table:table-cell>
          <table:table-cell table:formula="of:=3986*LOG((1000000000/((ROUND([.$C32]/([.D$12])))*([.D$12])))/[.$B32])" office:value-type="float" office:value="6.74555058223746">
            <text:p>6.75</text:p>
          </table:table-cell>
          <table:table-cell table:formula="of:=3986*LOG((1000000000/((ROUND([.$C32]/([.E$12])))*([.E$12])))/[.$B32])" office:value-type="float" office:value="-1.40080706256801">
            <text:p>-1.40</text:p>
          </table:table-cell>
          <table:table-cell table:style-name="ce7" table:formula="of:=3986*LOG((1000000000/((ROUND([.$C32]/([.F$12])))*([.F$12])))/[.$B32])" office:value-type="float" office:value="-1.40080706256801">
            <text:p>-1.40</text:p>
          </table:table-cell>
          <table:table-cell table:formula="of:=3986*LOG((1000000000/((ROUND([.$C32]/([.G$12])))*([.G$12])))/[.$B32])" office:value-type="float" office:value="0.632191180331383">
            <text:p>0.63</text:p>
          </table:table-cell>
          <table:table-cell table:formula="of:=3986*LOG((1000000000/((ROUND([.$C32]/([.H$12])))*([.H$12])))/[.$B32])" office:value-type="float" office:value="-0.384606384799875">
            <text:p>-0.38</text:p>
          </table:table-cell>
        </table:table-row>
        <table:table-row table:style-name="ro1">
          <table:table-cell office:value-type="string">
            <text:p>D#</text:p>
          </table:table-cell>
          <table:table-cell table:formula="of:=[.B32]*2^(1/12)" office:value-type="float" office:value="155.56349186104">
            <text:p>155.56 Hz</text:p>
          </table:table-cell>
          <table:table-cell table:formula="of:=1000000000/[.B33]" office:value-type="float" office:value="6428243.46533225">
            <text:p>6.43 ms</text:p>
          </table:table-cell>
          <table:table-cell table:formula="of:=3986*LOG((1000000000/((ROUND([.$C33]/([.D$12])))*([.D$12])))/[.$B33])" office:value-type="float" office:value="7.62259930122567">
            <text:p>7.62</text:p>
          </table:table-cell>
          <table:table-cell table:formula="of:=3986*LOG((1000000000/((ROUND([.$C33]/([.E$12])))*([.E$12])))/[.$B33])" office:value-type="float" office:value="-1.01132286021377">
            <text:p>-1.01</text:p>
          </table:table-cell>
          <table:table-cell table:style-name="ce7" table:formula="of:=3986*LOG((1000000000/((ROUND([.$C33]/([.F$12])))*([.F$12])))/[.$B33])" office:value-type="float" office:value="-1.01132286021377">
            <text:p>-1.01</text:p>
          </table:table-cell>
          <table:table-cell table:formula="of:=3986*LOG((1000000000/((ROUND([.$C33]/([.G$12])))*([.G$12])))/[.$B33])" office:value-type="float" office:value="-1.01132286021377">
            <text:p>-1.01</text:p>
          </table:table-cell>
          <table:table-cell table:formula="of:=3986*LOG((1000000000/((ROUND([.$C33]/([.H$12])))*([.H$12])))/[.$B33])" office:value-type="float" office:value="0.0655653890504664">
            <text:p>0.07</text:p>
          </table:table-cell>
        </table:table-row>
        <table:table-row table:style-name="ro1">
          <table:table-cell office:value-type="string">
            <text:p>E</text:p>
          </table:table-cell>
          <table:table-cell table:formula="of:=[.B33]*2^(1/12)" office:value-type="float" office:value="164.813778456435">
            <text:p>164.81 Hz</text:p>
          </table:table-cell>
          <table:table-cell table:formula="of:=1000000000/[.B34]" office:value-type="float" office:value="6067453.88259106">
            <text:p>6.07 ms</text:p>
          </table:table-cell>
          <table:table-cell table:formula="of:=3986*LOG((1000000000/((ROUND([.$C34]/([.D$12])))*([.D$12])))/[.$B34])" office:value-type="float" office:value="14.742844626441">
            <text:p>14.74</text:p>
          </table:table-cell>
          <table:table-cell table:formula="of:=3986*LOG((1000000000/((ROUND([.$C34]/([.E$12])))*([.E$12])))/[.$B34])" office:value-type="float" office:value="-3.57582160650707">
            <text:p>-3.58</text:p>
          </table:table-cell>
          <table:table-cell table:style-name="ce7" table:formula="of:=3986*LOG((1000000000/((ROUND([.$C34]/([.F$12])))*([.F$12])))/[.$B34])" office:value-type="float" office:value="0.985703575361582">
            <text:p>0.99</text:p>
          </table:table-cell>
          <table:table-cell table:formula="of:=3986*LOG((1000000000/((ROUND([.$C34]/([.G$12])))*([.G$12])))/[.$B34])" office:value-type="float" office:value="0.985703575361582">
            <text:p>0.99</text:p>
          </table:table-cell>
          <table:table-cell table:formula="of:=3986*LOG((1000000000/((ROUND([.$C34]/([.H$12])))*([.H$12])))/[.$B34])" office:value-type="float" office:value="-0.15580507455186">
            <text:p>-0.16</text:p>
          </table:table-cell>
        </table:table-row>
        <table:table-row table:style-name="ro1">
          <table:table-cell office:value-type="string">
            <text:p>F</text:p>
          </table:table-cell>
          <table:table-cell table:formula="of:=[.B34]*2^(1/12)" office:value-type="float" office:value="174.614115716502">
            <text:p>174.61 Hz</text:p>
          </table:table-cell>
          <table:table-cell table:formula="of:=1000000000/[.B35]" office:value-type="float" office:value="5726913.86315851">
            <text:p>5.73 ms</text:p>
          </table:table-cell>
          <table:table-cell table:formula="of:=3986*LOG((1000000000/((ROUND([.$C35]/([.D$12])))*([.D$12])))/[.$B35])" office:value-type="float" office:value="-9.97230377669479">
            <text:p>-9.97</text:p>
          </table:table-cell>
          <table:table-cell table:formula="of:=3986*LOG((1000000000/((ROUND([.$C35]/([.E$12])))*([.E$12])))/[.$B35])" office:value-type="float" office:value="-0.328279920771012">
            <text:p>-0.33</text:p>
          </table:table-cell>
          <table:table-cell table:style-name="ce7" table:formula="of:=3986*LOG((1000000000/((ROUND([.$C35]/([.F$12])))*([.F$12])))/[.$B35])" office:value-type="float" office:value="-0.328279920771012">
            <text:p>-0.33</text:p>
          </table:table-cell>
          <table:table-cell table:formula="of:=3986*LOG((1000000000/((ROUND([.$C35]/([.G$12])))*([.G$12])))/[.$B35])" office:value-type="float" office:value="-0.328279920771012">
            <text:p>-0.33</text:p>
          </table:table-cell>
          <table:table-cell table:formula="of:=3986*LOG((1000000000/((ROUND([.$C35]/([.H$12])))*([.H$12])))/[.$B35])" office:value-type="float" office:value="-0.328279920771012">
            <text:p>-0.33</text:p>
          </table:table-cell>
        </table:table-row>
        <table:table-row table:style-name="ro1">
          <table:table-cell office:value-type="string">
            <text:p>F#</text:p>
          </table:table-cell>
          <table:table-cell table:formula="of:=[.B35]*2^(1/12)" office:value-type="float" office:value="184.997211355817">
            <text:p>185.00 Hz</text:p>
          </table:table-cell>
          <table:table-cell table:formula="of:=1000000000/[.B36]" office:value-type="float" office:value="5405486.886376">
            <text:p>5.41 ms</text:p>
          </table:table-cell>
          <table:table-cell table:formula="of:=3986*LOG((1000000000/((ROUND([.$C36]/([.D$12])))*([.D$12])))/[.$B36])" office:value-type="float" office:value="9.46897437940811">
            <text:p>9.47</text:p>
          </table:table-cell>
          <table:table-cell table:formula="of:=3986*LOG((1000000000/((ROUND([.$C36]/([.E$12])))*([.E$12])))/[.$B36])" office:value-type="float" office:value="-0.80463325140525">
            <text:p>-0.80</text:p>
          </table:table-cell>
          <table:table-cell table:style-name="ce7" table:formula="of:=3986*LOG((1000000000/((ROUND([.$C36]/([.F$12])))*([.F$12])))/[.$B36])" office:value-type="float" office:value="-0.80463325140525">
            <text:p>-0.80</text:p>
          </table:table-cell>
          <table:table-cell table:formula="of:=3986*LOG((1000000000/((ROUND([.$C36]/([.G$12])))*([.G$12])))/[.$B36])" office:value-type="float" office:value="-0.80463325140525">
            <text:p>-0.80</text:p>
          </table:table-cell>
          <table:table-cell table:formula="of:=3986*LOG((1000000000/((ROUND([.$C36]/([.H$12])))*([.H$12])))/[.$B36])" office:value-type="float" office:value="0.476238286770536">
            <text:p>0.48</text:p>
          </table:table-cell>
        </table:table-row>
        <table:table-row table:style-name="ro1">
          <table:table-cell office:value-type="string">
            <text:p>G</text:p>
          </table:table-cell>
          <table:table-cell table:formula="of:=[.B36]*2^(1/12)" office:value-type="float" office:value="195.997717990875">
            <text:p>196.00 Hz</text:p>
          </table:table-cell>
          <table:table-cell table:formula="of:=1000000000/[.B37]" office:value-type="float" office:value="5102100.21958806">
            <text:p>5.1 ms</text:p>
          </table:table-cell>
          <table:table-cell table:formula="of:=3986*LOG((1000000000/((ROUND([.$C37]/([.D$12])))*([.D$12])))/[.$B37])" office:value-type="float" office:value="-6.06260975420454">
            <text:p>-6.06</text:p>
          </table:table-cell>
          <table:table-cell table:formula="of:=3986*LOG((1000000000/((ROUND([.$C37]/([.E$12])))*([.E$12])))/[.$B37])" office:value-type="float" office:value="4.79070357099183">
            <text:p>4.79</text:p>
          </table:table-cell>
          <table:table-cell table:style-name="ce7" table:formula="of:=3986*LOG((1000000000/((ROUND([.$C37]/([.F$12])))*([.F$12])))/[.$B37])" office:value-type="float" office:value="-0.644458836983386">
            <text:p>-0.64</text:p>
          </table:table-cell>
          <table:table-cell table:formula="of:=3986*LOG((1000000000/((ROUND([.$C37]/([.G$12])))*([.G$12])))/[.$B37])" office:value-type="float" office:value="-0.644458836983386">
            <text:p>-0.64</text:p>
          </table:table-cell>
          <table:table-cell table:formula="of:=3986*LOG((1000000000/((ROUND([.$C37]/([.H$12])))*([.H$12])))/[.$B37])" office:value-type="float" office:value="-0.644458836983386">
            <text:p>-0.64</text:p>
          </table:table-cell>
        </table:table-row>
        <table:table-row table:style-name="ro1">
          <table:table-cell office:value-type="string">
            <text:p>G#</text:p>
          </table:table-cell>
          <table:table-cell table:formula="of:=[.B37]*2^(1/12)" office:value-type="float" office:value="207.652348789973">
            <text:p>207.65 Hz</text:p>
          </table:table-cell>
          <table:table-cell table:formula="of:=1000000000/[.B38]" office:value-type="float" office:value="4815741.3379968">
            <text:p>4.82 ms</text:p>
          </table:table-cell>
          <table:table-cell table:formula="of:=3986*LOG((1000000000/((ROUND([.$C38]/([.D$12])))*([.D$12])))/[.$B38])" office:value-type="float" office:value="-17.2610306619376">
            <text:p>-17.26</text:p>
          </table:table-cell>
          <table:table-cell table:formula="of:=3986*LOG((1000000000/((ROUND([.$C38]/([.E$12])))*([.E$12])))/[.$B38])" office:value-type="float" office:value="5.66775228998053">
            <text:p>5.67</text:p>
          </table:table-cell>
          <table:table-cell table:style-name="ce7" table:formula="of:=3986*LOG((1000000000/((ROUND([.$C38]/([.F$12])))*([.F$12])))/[.$B38])" office:value-type="float" office:value="-0.0929778345047763">
            <text:p>-0.09</text:p>
          </table:table-cell>
          <table:table-cell table:formula="of:=3986*LOG((1000000000/((ROUND([.$C38]/([.G$12])))*([.G$12])))/[.$B38])" office:value-type="float" office:value="-0.0929778345047763">
            <text:p>-0.09</text:p>
          </table:table-cell>
          <table:table-cell table:formula="of:=3986*LOG((1000000000/((ROUND([.$C38]/([.H$12])))*([.H$12])))/[.$B38])" office:value-type="float" office:value="-0.0929778345047763">
            <text:p>-0.09</text:p>
          </table:table-cell>
        </table:table-row>
        <table:table-row table:style-name="ro1">
          <table:table-cell office:value-type="string">
            <text:p>A</text:p>
          </table:table-cell>
          <table:table-cell table:formula="of:=[.B38]*2^(1/12)" office:value-type="float" office:value="220">
            <text:p>220.00 Hz</text:p>
          </table:table-cell>
          <table:table-cell table:formula="of:=1000000000/[.B39]" office:value-type="float" office:value="4545454.54545454">
            <text:p>4.55 ms</text:p>
          </table:table-cell>
          <table:table-cell table:formula="of:=3986*LOG((1000000000/((ROUND([.$C39]/([.D$12])))*([.D$12])))/[.$B39])" office:value-type="float" office:value="-23.6575128321251">
            <text:p>-23.66</text:p>
          </table:table-cell>
          <table:table-cell table:formula="of:=3986*LOG((1000000000/((ROUND([.$C39]/([.E$12])))*([.E$12])))/[.$B39])" office:value-type="float" office:value="0.554039948676976">
            <text:p>0.55</text:p>
          </table:table-cell>
          <table:table-cell table:style-name="ce7" table:formula="of:=3986*LOG((1000000000/((ROUND([.$C39]/([.F$12])))*([.F$12])))/[.$B39])" office:value-type="float" office:value="0.554039948676976">
            <text:p>0.55</text:p>
          </table:table-cell>
          <table:table-cell table:formula="of:=3986*LOG((1000000000/((ROUND([.$C39]/([.G$12])))*([.G$12])))/[.$B39])" office:value-type="float" office:value="0.554039948676976">
            <text:p>0.55</text:p>
          </table:table-cell>
          <table:table-cell table:formula="of:=3986*LOG((1000000000/((ROUND([.$C39]/([.H$12])))*([.H$12])))/[.$B39])" office:value-type="float" office:value="0.554039948676976">
            <text:p>0.55</text:p>
          </table:table-cell>
        </table:table-row>
        <table:table-row table:style-name="ro1">
          <table:table-cell office:value-type="string">
            <text:p>A#</text:p>
          </table:table-cell>
          <table:table-cell table:formula="of:=[.B39]*2^(1/12)" office:value-type="float" office:value="233.081880759045">
            <text:p>233.08 Hz</text:p>
          </table:table-cell>
          <table:table-cell table:formula="of:=1000000000/[.B40]" office:value-type="float" office:value="4290337.78491679">
            <text:p>4.29 ms</text:p>
          </table:table-cell>
          <table:table-cell table:formula="of:=3986*LOG((1000000000/((ROUND([.$C40]/([.D$12])))*([.D$12])))/[.$B40])" office:value-type="float" office:value="-24.7028383305327">
            <text:p>-24.70</text:p>
          </table:table-cell>
          <table:table-cell table:formula="of:=3986*LOG((1000000000/((ROUND([.$C40]/([.E$12])))*([.E$12])))/[.$B40])" office:value-type="float" office:value="0.943524151031042">
            <text:p>0.94</text:p>
          </table:table-cell>
          <table:table-cell table:style-name="ce7" table:formula="of:=3986*LOG((1000000000/((ROUND([.$C40]/([.F$12])))*([.F$12])))/[.$B40])" office:value-type="float" office:value="0.943524151031042">
            <text:p>0.94</text:p>
          </table:table-cell>
          <table:table-cell table:formula="of:=3986*LOG((1000000000/((ROUND([.$C40]/([.G$12])))*([.G$12])))/[.$B40])" office:value-type="float" office:value="0.943524151031042">
            <text:p>0.94</text:p>
          </table:table-cell>
          <table:table-cell table:formula="of:=3986*LOG((1000000000/((ROUND([.$C40]/([.H$12])))*([.H$12])))/[.$B40])" office:value-type="float" office:value="-0.670553173239499">
            <text:p>-0.67</text:p>
          </table:table-cell>
        </table:table-row>
        <table:table-row table:style-name="ro1">
          <table:table-cell office:value-type="string">
            <text:p>B</text:p>
          </table:table-cell>
          <table:table-cell table:formula="of:=[.B40]*2^(1/12)" office:value-type="float" office:value="246.941650628062">
            <text:p>246.94 Hz</text:p>
          </table:table-cell>
          <table:table-cell table:formula="of:=1000000000/[.B41]" office:value-type="float" office:value="4049539.62791063">
            <text:p>4.05 ms</text:p>
          </table:table-cell>
          <table:table-cell table:formula="of:=3986*LOG((1000000000/((ROUND([.$C41]/([.D$12])))*([.D$12])))/[.$B41])" office:value-type="float" office:value="-19.7478188096347">
            <text:p>-19.75</text:p>
          </table:table-cell>
          <table:table-cell table:formula="of:=3986*LOG((1000000000/((ROUND([.$C41]/([.E$12])))*([.E$12])))/[.$B41])" office:value-type="float" office:value="-6.17051152367541">
            <text:p>-6.17</text:p>
          </table:table-cell>
          <table:table-cell table:formula="of:=3986*LOG((1000000000/((ROUND([.$C41]/([.F$12])))*([.F$12])))/[.$B41])" office:value-type="float" office:value="0.658285516587599">
            <text:p>0.66</text:p>
          </table:table-cell>
          <table:table-cell table:formula="of:=3986*LOG((1000000000/((ROUND([.$C41]/([.G$12])))*([.G$12])))/[.$B41])" office:value-type="float" office:value="0.658285516587599">
            <text:p>0.66</text:p>
          </table:table-cell>
          <table:table-cell table:formula="of:=3986*LOG((1000000000/((ROUND([.$C41]/([.H$12])))*([.H$12])))/[.$B41])" office:value-type="float" office:value="0.658285516587599">
            <text:p>0.66</text:p>
          </table:table-cell>
        </table:table-row>
        <table:table-row table:style-name="ro1">
          <table:table-cell table:style-name="ce2" office:value-type="string">
            <text:p>C</text:p>
          </table:table-cell>
          <table:table-cell table:formula="of:=[.B41]*2^(1/12)" office:value-type="float" office:value="261.625565300599">
            <text:p>261.63 Hz</text:p>
          </table:table-cell>
          <table:table-cell table:formula="of:=1000000000/[.B42]" office:value-type="float" office:value="3822256.43297143">
            <text:p>3.82 ms</text:p>
          </table:table-cell>
          <table:table-cell table:formula="of:=3986*LOG((1000000000/((ROUND([.$C42]/([.D$12])))*([.D$12])))/[.$B42])" office:value-type="float" office:value="-8.01745676544959">
            <text:p>-8.02</text:p>
          </table:table-cell>
          <table:table-cell table:formula="of:=3986*LOG((1000000000/((ROUND([.$C42]/([.E$12])))*([.E$12])))/[.$B42])" office:value-type="float" office:value="6.46880186975546">
            <text:p>6.47</text:p>
          </table:table-cell>
          <table:table-cell table:formula="of:=3986*LOG((1000000000/((ROUND([.$C42]/([.F$12])))*([.F$12])))/[.$B42])" office:value-type="float" office:value="-0.789480482264809">
            <text:p>-0.79</text:p>
          </table:table-cell>
          <table:table-cell table:formula="of:=3986*LOG((1000000000/((ROUND([.$C42]/([.G$12])))*([.G$12])))/[.$B42])" office:value-type="float" office:value="-0.789480482264809">
            <text:p>-0.79</text:p>
          </table:table-cell>
          <table:table-cell table:formula="of:=3986*LOG((1000000000/((ROUND([.$C42]/([.H$12])))*([.H$12])))/[.$B42])" office:value-type="float" office:value="-0.789480482264809">
            <text:p>-0.79</text:p>
          </table:table-cell>
        </table:table-row>
        <table:table-row table:style-name="ro1">
          <table:table-cell table:style-name="ce2" office:value-type="string">
            <text:p>C#</text:p>
          </table:table-cell>
          <table:table-cell table:formula="of:=[.B42]*2^(1/12)" office:value-type="float" office:value="277.182630976872">
            <text:p>277.18 Hz</text:p>
          </table:table-cell>
          <table:table-cell table:formula="of:=1000000000/[.B43]" office:value-type="float" office:value="3607729.66356409">
            <text:p>3.61 ms</text:p>
          </table:table-cell>
          <table:table-cell table:formula="of:=3986*LOG((1000000000/((ROUND([.$C43]/([.D$12])))*([.D$12])))/[.$B43])" office:value-type="float" office:value="11.4238213906535">
            <text:p>11.42</text:p>
          </table:table-cell>
          <table:table-cell table:formula="of:=3986*LOG((1000000000/((ROUND([.$C43]/([.E$12])))*([.E$12])))/[.$B43])" office:value-type="float" office:value="-3.96381597091392">
            <text:p>-3.96</text:p>
          </table:table-cell>
          <table:table-cell table:formula="of:=3986*LOG((1000000000/((ROUND([.$C43]/([.F$12])))*([.F$12])))/[.$B43])" office:value-type="float" office:value="3.71290527873524">
            <text:p>3.71</text:p>
          </table:table-cell>
          <table:table-cell table:formula="of:=3986*LOG((1000000000/((ROUND([.$C43]/([.G$12])))*([.G$12])))/[.$B43])" office:value-type="float" office:value="-0.129710738295353">
            <text:p>-0.13</text:p>
          </table:table-cell>
          <table:table-cell table:formula="of:=3986*LOG((1000000000/((ROUND([.$C43]/([.H$12])))*([.H$12])))/[.$B43])" office:value-type="float" office:value="-0.129710738295353">
            <text:p>-0.13</text:p>
          </table:table-cell>
        </table:table-row>
        <table:table-row table:style-name="ro1">
          <table:table-cell table:style-name="ce2" office:value-type="string">
            <text:p>D</text:p>
          </table:table-cell>
          <table:table-cell table:formula="of:=[.B43]*2^(1/12)" office:value-type="float" office:value="293.664767917408">
            <text:p>293.66 Hz</text:p>
          </table:table-cell>
          <table:table-cell table:formula="of:=1000000000/[.B44]" office:value-type="float" office:value="3405243.35653791">
            <text:p>3.41 ms</text:p>
          </table:table-cell>
          <table:table-cell table:formula="of:=3986*LOG((1000000000/((ROUND([.$C44]/([.D$12])))*([.D$12])))/[.$B44])" office:value-type="float" office:value="-25.6123598433704">
            <text:p>-25.61</text:p>
          </table:table-cell>
          <table:table-cell table:formula="of:=3986*LOG((1000000000/((ROUND([.$C44]/([.E$12])))*([.E$12])))/[.$B44])" office:value-type="float" office:value="6.74555058223708">
            <text:p>6.75</text:p>
          </table:table-cell>
          <table:table-cell table:formula="of:=3986*LOG((1000000000/((ROUND([.$C44]/([.F$12])))*([.F$12])))/[.$B44])" office:value-type="float" office:value="-1.4008070625684">
            <text:p>-1.40</text:p>
          </table:table-cell>
          <table:table-cell table:formula="of:=3986*LOG((1000000000/((ROUND([.$C44]/([.G$12])))*([.G$12])))/[.$B44])" office:value-type="float" office:value="-1.4008070625684">
            <text:p>-1.40</text:p>
          </table:table-cell>
          <table:table-cell table:formula="of:=3986*LOG((1000000000/((ROUND([.$C44]/([.H$12])))*([.H$12])))/[.$B44])" office:value-type="float" office:value="0.632191180330999">
            <text:p>0.63</text:p>
          </table:table-cell>
        </table:table-row>
        <table:table-row table:style-name="ro1">
          <table:table-cell table:style-name="ce2" office:value-type="string">
            <text:p>D#</text:p>
          </table:table-cell>
          <table:table-cell table:formula="of:=[.B44]*2^(1/12)" office:value-type="float" office:value="311.126983722081">
            <text:p>311.13 Hz</text:p>
          </table:table-cell>
          <table:table-cell table:formula="of:=1000000000/[.B45]" office:value-type="float" office:value="3214121.73266612">
            <text:p>3.21 ms</text:p>
          </table:table-cell>
          <table:table-cell table:formula="of:=3986*LOG((1000000000/((ROUND([.$C45]/([.D$12])))*([.D$12])))/[.$B45])" office:value-type="float" office:value="7.62259930122567">
            <text:p>7.62</text:p>
          </table:table-cell>
          <table:table-cell table:formula="of:=3986*LOG((1000000000/((ROUND([.$C45]/([.E$12])))*([.E$12])))/[.$B45])" office:value-type="float" office:value="7.62259930122567">
            <text:p>7.62</text:p>
          </table:table-cell>
          <table:table-cell table:formula="of:=3986*LOG((1000000000/((ROUND([.$C45]/([.F$12])))*([.F$12])))/[.$B45])" office:value-type="float" office:value="-1.01132286021416">
            <text:p>-1.01</text:p>
          </table:table-cell>
          <table:table-cell table:formula="of:=3986*LOG((1000000000/((ROUND([.$C45]/([.G$12])))*([.G$12])))/[.$B45])" office:value-type="float" office:value="-1.01132286021416">
            <text:p>-1.01</text:p>
          </table:table-cell>
          <table:table-cell table:formula="of:=3986*LOG((1000000000/((ROUND([.$C45]/([.H$12])))*([.H$12])))/[.$B45])" office:value-type="float" office:value="-1.01132286021416">
            <text:p>-1.01</text:p>
          </table:table-cell>
        </table:table-row>
        <table:table-row table:style-name="ro1">
          <table:table-cell table:style-name="ce2" office:value-type="string">
            <text:p>E</text:p>
          </table:table-cell>
          <table:table-cell table:formula="of:=[.B45]*2^(1/12)" office:value-type="float" office:value="329.62755691287">
            <text:p>329.63 Hz</text:p>
          </table:table-cell>
          <table:table-cell table:formula="of:=1000000000/[.B46]" office:value-type="float" office:value="3033726.94129553">
            <text:p>3.03 ms</text:p>
          </table:table-cell>
          <table:table-cell table:formula="of:=3986*LOG((1000000000/((ROUND([.$C46]/([.D$12])))*([.D$12])))/[.$B46])" office:value-type="float" office:value="-21.7026658208803">
            <text:p>-21.70</text:p>
          </table:table-cell>
          <table:table-cell table:formula="of:=3986*LOG((1000000000/((ROUND([.$C46]/([.E$12])))*([.E$12])))/[.$B46])" office:value-type="float" office:value="-3.57582160650746">
            <text:p>-3.58</text:p>
          </table:table-cell>
          <table:table-cell table:formula="of:=3986*LOG((1000000000/((ROUND([.$C46]/([.F$12])))*([.F$12])))/[.$B46])" office:value-type="float" office:value="-3.57582160650746">
            <text:p>-3.58</text:p>
          </table:table-cell>
          <table:table-cell table:formula="of:=3986*LOG((1000000000/((ROUND([.$C46]/([.G$12])))*([.G$12])))/[.$B46])" office:value-type="float" office:value="0.985703575361198">
            <text:p>0.99</text:p>
          </table:table-cell>
          <table:table-cell table:formula="of:=3986*LOG((1000000000/((ROUND([.$C46]/([.H$12])))*([.H$12])))/[.$B46])" office:value-type="float" office:value="0.985703575361198">
            <text:p>0.99</text:p>
          </table:table-cell>
        </table:table-row>
        <table:table-row table:style-name="ro1">
          <table:table-cell table:style-name="ce2" office:value-type="string">
            <text:p>F</text:p>
          </table:table-cell>
          <table:table-cell table:formula="of:=[.B46]*2^(1/12)" office:value-type="float" office:value="349.228231433004">
            <text:p>349.23 Hz</text:p>
          </table:table-cell>
          <table:table-cell table:formula="of:=1000000000/[.B47]" office:value-type="float" office:value="2863456.93157926">
            <text:p>2.86 ms</text:p>
          </table:table-cell>
          <table:table-cell table:formula="of:=3986*LOG((1000000000/((ROUND([.$C47]/([.D$12])))*([.D$12])))/[.$B47])" office:value-type="float" office:value="28.9304076578819">
            <text:p>28.93</text:p>
          </table:table-cell>
          <table:table-cell table:formula="of:=3986*LOG((1000000000/((ROUND([.$C47]/([.E$12])))*([.E$12])))/[.$B47])" office:value-type="float" office:value="9.36977236183153">
            <text:p>9.37</text:p>
          </table:table-cell>
          <table:table-cell table:formula="of:=3986*LOG((1000000000/((ROUND([.$C47]/([.F$12])))*([.F$12])))/[.$B47])" office:value-type="float" office:value="-0.328279920771396">
            <text:p>-0.33</text:p>
          </table:table-cell>
          <table:table-cell table:formula="of:=3986*LOG((1000000000/((ROUND([.$C47]/([.G$12])))*([.G$12])))/[.$B47])" office:value-type="float" office:value="-0.328279920771396">
            <text:p>-0.33</text:p>
          </table:table-cell>
          <table:table-cell table:formula="of:=3986*LOG((1000000000/((ROUND([.$C47]/([.H$12])))*([.H$12])))/[.$B47])" office:value-type="float" office:value="-0.328279920771396">
            <text:p>-0.33</text:p>
          </table:table-cell>
        </table:table-row>
        <table:table-row table:style-name="ro1">
          <table:table-cell table:style-name="ce2" office:value-type="string">
            <text:p>F#</text:p>
          </table:table-cell>
          <table:table-cell table:formula="of:=[.B47]*2^(1/12)" office:value-type="float" office:value="369.994422711635">
            <text:p>369.99 Hz</text:p>
          </table:table-cell>
          <table:table-cell table:formula="of:=1000000000/[.B48]" office:value-type="float" office:value="2702743.443188">
            <text:p>2.7 ms</text:p>
          </table:table-cell>
          <table:table-cell table:formula="of:=3986*LOG((1000000000/((ROUND([.$C48]/([.D$12])))*([.D$12])))/[.$B48])" office:value-type="float" office:value="9.46897437940772">
            <text:p>9.47</text:p>
          </table:table-cell>
          <table:table-cell table:formula="of:=3986*LOG((1000000000/((ROUND([.$C48]/([.E$12])))*([.E$12])))/[.$B48])" office:value-type="float" office:value="9.46897437940772">
            <text:p>9.47</text:p>
          </table:table-cell>
          <table:table-cell table:formula="of:=3986*LOG((1000000000/((ROUND([.$C48]/([.F$12])))*([.F$12])))/[.$B48])" office:value-type="float" office:value="-0.804633251405443">
            <text:p>-0.80</text:p>
          </table:table-cell>
          <table:table-cell table:formula="of:=3986*LOG((1000000000/((ROUND([.$C48]/([.G$12])))*([.G$12])))/[.$B48])" office:value-type="float" office:value="-0.804633251405443">
            <text:p>-0.80</text:p>
          </table:table-cell>
          <table:table-cell table:formula="of:=3986*LOG((1000000000/((ROUND([.$C48]/([.H$12])))*([.H$12])))/[.$B48])" office:value-type="float" office:value="-0.804633251405443">
            <text:p>-0.80</text:p>
          </table:table-cell>
        </table:table-row>
        <table:table-row table:style-name="ro1">
          <table:table-cell table:style-name="ce2" office:value-type="string">
            <text:p>G</text:p>
          </table:table-cell>
          <table:table-cell table:formula="of:=[.B48]*2^(1/12)" office:value-type="float" office:value="391.995435981749">
            <text:p>392.00 Hz</text:p>
          </table:table-cell>
          <table:table-cell table:formula="of:=1000000000/[.B49]" office:value-type="float" office:value="2551050.10979403">
            <text:p>2.55 ms</text:p>
          </table:table-cell>
          <table:table-cell table:formula="of:=3986*LOG((1000000000/((ROUND([.$C49]/([.D$12])))*([.D$12])))/[.$B49])" office:value-type="float" office:value="-6.06260975420493">
            <text:p>-6.06</text:p>
          </table:table-cell>
          <table:table-cell table:formula="of:=3986*LOG((1000000000/((ROUND([.$C49]/([.E$12])))*([.E$12])))/[.$B49])" office:value-type="float" office:value="-6.06260975420493">
            <text:p>-6.06</text:p>
          </table:table-cell>
          <table:table-cell table:formula="of:=3986*LOG((1000000000/((ROUND([.$C49]/([.F$12])))*([.F$12])))/[.$B49])" office:value-type="float" office:value="4.79070357099183">
            <text:p>4.79</text:p>
          </table:table-cell>
          <table:table-cell table:formula="of:=3986*LOG((1000000000/((ROUND([.$C49]/([.G$12])))*([.G$12])))/[.$B49])" office:value-type="float" office:value="-0.644458836983771">
            <text:p>-0.64</text:p>
          </table:table-cell>
          <table:table-cell table:formula="of:=3986*LOG((1000000000/((ROUND([.$C49]/([.H$12])))*([.H$12])))/[.$B49])" office:value-type="float" office:value="-0.644458836983771">
            <text:p>-0.64</text:p>
          </table:table-cell>
        </table:table-row>
        <table:table-row table:style-name="ro1">
          <table:table-cell table:style-name="ce2" office:value-type="string">
            <text:p>G#</text:p>
          </table:table-cell>
          <table:table-cell table:formula="of:=[.B49]*2^(1/12)" office:value-type="float" office:value="415.304697579945">
            <text:p>415.30 Hz</text:p>
          </table:table-cell>
          <table:table-cell table:formula="of:=1000000000/[.B50]" office:value-type="float" office:value="2407870.6689984">
            <text:p>2.41 ms</text:p>
          </table:table-cell>
          <table:table-cell table:formula="of:=3986*LOG((1000000000/((ROUND([.$C50]/([.D$12])))*([.D$12])))/[.$B50])" office:value-type="float" office:value="-17.2610306619378">
            <text:p>-17.26</text:p>
          </table:table-cell>
          <table:table-cell table:formula="of:=3986*LOG((1000000000/((ROUND([.$C50]/([.E$12])))*([.E$12])))/[.$B50])" office:value-type="float" office:value="5.66775228998015">
            <text:p>5.67</text:p>
          </table:table-cell>
          <table:table-cell table:formula="of:=3986*LOG((1000000000/((ROUND([.$C50]/([.F$12])))*([.F$12])))/[.$B50])" office:value-type="float" office:value="5.66775228998015">
            <text:p>5.67</text:p>
          </table:table-cell>
          <table:table-cell table:formula="of:=3986*LOG((1000000000/((ROUND([.$C50]/([.G$12])))*([.G$12])))/[.$B50])" office:value-type="float" office:value="-0.0929778345049685">
            <text:p>-0.09</text:p>
          </table:table-cell>
          <table:table-cell table:formula="of:=3986*LOG((1000000000/((ROUND([.$C50]/([.H$12])))*([.H$12])))/[.$B50])" office:value-type="float" office:value="-0.0929778345049685">
            <text:p>-0.09</text:p>
          </table:table-cell>
        </table:table-row>
        <table:table-row table:style-name="ro1">
          <table:table-cell table:style-name="ce2" office:value-type="string">
            <text:p>A</text:p>
          </table:table-cell>
          <table:table-cell table:formula="of:=[.B50]*2^(1/12)" office:value-type="float" office:value="440">
            <text:p>440.00 Hz</text:p>
          </table:table-cell>
          <table:table-cell table:formula="of:=1000000000/[.B51]" office:value-type="float" office:value="2272727.27272727">
            <text:p>2.27 ms</text:p>
          </table:table-cell>
          <table:table-cell table:formula="of:=3986*LOG((1000000000/((ROUND([.$C51]/([.D$12])))*([.D$12])))/[.$B51])" office:value-type="float" office:value="-23.6575128321253">
            <text:p>-23.66</text:p>
          </table:table-cell>
          <table:table-cell table:formula="of:=3986*LOG((1000000000/((ROUND([.$C51]/([.E$12])))*([.E$12])))/[.$B51])" office:value-type="float" office:value="0.554039948676592">
            <text:p>0.55</text:p>
          </table:table-cell>
          <table:table-cell table:formula="of:=3986*LOG((1000000000/((ROUND([.$C51]/([.F$12])))*([.F$12])))/[.$B51])" office:value-type="float" office:value="0.554039948676592">
            <text:p>0.55</text:p>
          </table:table-cell>
          <table:table-cell table:formula="of:=3986*LOG((1000000000/((ROUND([.$C51]/([.G$12])))*([.G$12])))/[.$B51])" office:value-type="float" office:value="0.554039948676592">
            <text:p>0.55</text:p>
          </table:table-cell>
          <table:table-cell table:formula="of:=3986*LOG((1000000000/((ROUND([.$C51]/([.H$12])))*([.H$12])))/[.$B51])" office:value-type="float" office:value="0.554039948676592">
            <text:p>0.55</text:p>
          </table:table-cell>
        </table:table-row>
        <table:table-row table:style-name="ro1">
          <table:table-cell table:style-name="ce2" office:value-type="string">
            <text:p>A#</text:p>
          </table:table-cell>
          <table:table-cell table:formula="of:=[.B51]*2^(1/12)" office:value-type="float" office:value="466.16376151809">
            <text:p>466.16 Hz</text:p>
          </table:table-cell>
          <table:table-cell table:formula="of:=1000000000/[.B52]" office:value-type="float" office:value="2145168.89245839">
            <text:p>2.15 ms</text:p>
          </table:table-cell>
          <table:table-cell table:formula="of:=3986*LOG((1000000000/((ROUND([.$C52]/([.D$12])))*([.D$12])))/[.$B52])" office:value-type="float" office:value="-24.7028383305329">
            <text:p>-24.70</text:p>
          </table:table-cell>
          <table:table-cell table:formula="of:=3986*LOG((1000000000/((ROUND([.$C52]/([.E$12])))*([.E$12])))/[.$B52])" office:value-type="float" office:value="0.943524151030657">
            <text:p>0.94</text:p>
          </table:table-cell>
          <table:table-cell table:formula="of:=3986*LOG((1000000000/((ROUND([.$C52]/([.F$12])))*([.F$12])))/[.$B52])" office:value-type="float" office:value="0.943524151030657">
            <text:p>0.94</text:p>
          </table:table-cell>
          <table:table-cell table:formula="of:=3986*LOG((1000000000/((ROUND([.$C52]/([.G$12])))*([.G$12])))/[.$B52])" office:value-type="float" office:value="0.943524151030657">
            <text:p>0.94</text:p>
          </table:table-cell>
          <table:table-cell table:formula="of:=3986*LOG((1000000000/((ROUND([.$C52]/([.H$12])))*([.H$12])))/[.$B52])" office:value-type="float" office:value="0.943524151030657">
            <text:p>0.94</text:p>
          </table:table-cell>
        </table:table-row>
        <table:table-row table:style-name="ro1">
          <table:table-cell table:style-name="ce2" office:value-type="string">
            <text:p>B</text:p>
          </table:table-cell>
          <table:table-cell table:formula="of:=[.B52]*2^(1/12)" office:value-type="float" office:value="493.883301256124">
            <text:p>493.88 Hz</text:p>
          </table:table-cell>
          <table:table-cell table:formula="of:=1000000000/[.B53]" office:value-type="float" office:value="2024769.81395532">
            <text:p>2.02 ms</text:p>
          </table:table-cell>
          <table:table-cell table:formula="of:=3986*LOG((1000000000/((ROUND([.$C53]/([.D$12])))*([.D$12])))/[.$B53])" office:value-type="float" office:value="-19.7478188096351">
            <text:p>-19.75</text:p>
          </table:table-cell>
          <table:table-cell table:formula="of:=3986*LOG((1000000000/((ROUND([.$C53]/([.E$12])))*([.E$12])))/[.$B53])" office:value-type="float" office:value="7.51412736816239">
            <text:p>7.51</text:p>
          </table:table-cell>
          <table:table-cell table:formula="of:=3986*LOG((1000000000/((ROUND([.$C53]/([.F$12])))*([.F$12])))/[.$B53])" office:value-type="float" office:value="-6.1705115236758">
            <text:p>-6.17</text:p>
          </table:table-cell>
          <table:table-cell table:style-name="ce6" table:formula="of:=3986*LOG((1000000000/((ROUND([.$C53]/([.G$12])))*([.G$12])))/[.$B53])" office:value-type="float" office:value="0.658285516587215">
            <text:p>0.66</text:p>
          </table:table-cell>
          <table:table-cell table:formula="of:=3986*LOG((1000000000/((ROUND([.$C53]/([.H$12])))*([.H$12])))/[.$B53])" office:value-type="float" office:value="0.658285516587215">
            <text:p>0.66</text:p>
          </table:table-cell>
        </table:table-row>
        <table:table-row table:style-name="ro1">
          <table:table-cell office:value-type="string">
            <text:p>C</text:p>
          </table:table-cell>
          <table:table-cell table:formula="of:=[.B53]*2^(1/12)" office:value-type="float" office:value="523.251130601198">
            <text:p>523.25 Hz</text:p>
          </table:table-cell>
          <table:table-cell table:formula="of:=1000000000/[.B54]" office:value-type="float" office:value="1911128.21648571">
            <text:p>1.91 ms</text:p>
          </table:table-cell>
          <table:table-cell table:formula="of:=3986*LOG((1000000000/((ROUND([.$C54]/([.D$12])))*([.D$12])))/[.$B54])" office:value-type="float" office:value="-8.01745676544997">
            <text:p>-8.02</text:p>
          </table:table-cell>
          <table:table-cell table:formula="of:=3986*LOG((1000000000/((ROUND([.$C54]/([.E$12])))*([.E$12])))/[.$B54])" office:value-type="float" office:value="-8.01745676544997">
            <text:p>-8.02</text:p>
          </table:table-cell>
          <table:table-cell table:formula="of:=3986*LOG((1000000000/((ROUND([.$C54]/([.F$12])))*([.F$12])))/[.$B54])" office:value-type="float" office:value="6.46880186975508">
            <text:p>6.47</text:p>
          </table:table-cell>
          <table:table-cell table:style-name="ce6" table:formula="of:=3986*LOG((1000000000/((ROUND([.$C54]/([.G$12])))*([.G$12])))/[.$B54])" office:value-type="float" office:value="-0.789480482265193">
            <text:p>-0.79</text:p>
          </table:table-cell>
          <table:table-cell table:formula="of:=3986*LOG((1000000000/((ROUND([.$C54]/([.H$12])))*([.H$12])))/[.$B54])" office:value-type="float" office:value="-0.789480482265193">
            <text:p>-0.79</text:p>
          </table:table-cell>
        </table:table-row>
        <table:table-row table:style-name="ro1">
          <table:table-cell office:value-type="string">
            <text:p>C#</text:p>
          </table:table-cell>
          <table:table-cell table:formula="of:=[.B54]*2^(1/12)" office:value-type="float" office:value="554.365261953745">
            <text:p>554.37 Hz</text:p>
          </table:table-cell>
          <table:table-cell table:formula="of:=1000000000/[.B55]" office:value-type="float" office:value="1803864.83178204">
            <text:p>1.8 ms</text:p>
          </table:table-cell>
          <table:table-cell table:formula="of:=3986*LOG((1000000000/((ROUND([.$C55]/([.D$12])))*([.D$12])))/[.$B55])" office:value-type="float" office:value="11.4238213906527">
            <text:p>11.42</text:p>
          </table:table-cell>
          <table:table-cell table:formula="of:=3986*LOG((1000000000/((ROUND([.$C55]/([.E$12])))*([.E$12])))/[.$B55])" office:value-type="float" office:value="11.4238213906527">
            <text:p>11.42</text:p>
          </table:table-cell>
          <table:table-cell table:formula="of:=3986*LOG((1000000000/((ROUND([.$C55]/([.F$12])))*([.F$12])))/[.$B55])" office:value-type="float" office:value="-3.9638159709145">
            <text:p>-3.96</text:p>
          </table:table-cell>
          <table:table-cell table:style-name="ce6" table:formula="of:=3986*LOG((1000000000/((ROUND([.$C55]/([.G$12])))*([.G$12])))/[.$B55])" office:value-type="float" office:value="3.71290527873447">
            <text:p>3.71</text:p>
          </table:table-cell>
          <table:table-cell table:formula="of:=3986*LOG((1000000000/((ROUND([.$C55]/([.H$12])))*([.H$12])))/[.$B55])" office:value-type="float" office:value="-0.129710738296122">
            <text:p>-0.13</text:p>
          </table:table-cell>
        </table:table-row>
        <table:table-row table:style-name="ro1">
          <table:table-cell office:value-type="string">
            <text:p>D</text:p>
          </table:table-cell>
          <table:table-cell table:formula="of:=[.B55]*2^(1/12)" office:value-type="float" office:value="587.329535834816">
            <text:p>587.33 Hz</text:p>
          </table:table-cell>
          <table:table-cell table:formula="of:=1000000000/[.B56]" office:value-type="float" office:value="1702621.67826896">
            <text:p>1.7 ms</text:p>
          </table:table-cell>
          <table:table-cell table:formula="of:=3986*LOG((1000000000/((ROUND([.$C56]/([.D$12])))*([.D$12])))/[.$B56])" office:value-type="float" office:value="39.719839082672">
            <text:p>39.72</text:p>
          </table:table-cell>
          <table:table-cell table:formula="of:=3986*LOG((1000000000/((ROUND([.$C56]/([.E$12])))*([.E$12])))/[.$B56])" office:value-type="float" office:value="6.74555058223631">
            <text:p>6.75</text:p>
          </table:table-cell>
          <table:table-cell table:formula="of:=3986*LOG((1000000000/((ROUND([.$C56]/([.F$12])))*([.F$12])))/[.$B56])" office:value-type="float" office:value="6.74555058223631">
            <text:p>6.75</text:p>
          </table:table-cell>
          <table:table-cell table:style-name="ce6" table:formula="of:=3986*LOG((1000000000/((ROUND([.$C56]/([.G$12])))*([.G$12])))/[.$B56])" office:value-type="float" office:value="-1.40080706256897">
            <text:p>-1.40</text:p>
          </table:table-cell>
          <table:table-cell table:formula="of:=3986*LOG((1000000000/((ROUND([.$C56]/([.H$12])))*([.H$12])))/[.$B56])" office:value-type="float" office:value="-1.40080706256897">
            <text:p>-1.40</text:p>
          </table:table-cell>
        </table:table-row>
        <table:table-row table:style-name="ro1">
          <table:table-cell office:value-type="string">
            <text:p>D#</text:p>
          </table:table-cell>
          <table:table-cell table:formula="of:=[.B56]*2^(1/12)" office:value-type="float" office:value="622.253967444162">
            <text:p>622.25 Hz</text:p>
          </table:table-cell>
          <table:table-cell table:formula="of:=1000000000/[.B57]" office:value-type="float" office:value="1607060.86633306">
            <text:p>1.61 ms</text:p>
          </table:table-cell>
          <table:table-cell table:formula="of:=3986*LOG((1000000000/((ROUND([.$C57]/([.D$12])))*([.D$12])))/[.$B57])" office:value-type="float" office:value="-60.2722911437139">
            <text:p>-60.27</text:p>
          </table:table-cell>
          <table:table-cell table:formula="of:=3986*LOG((1000000000/((ROUND([.$C57]/([.E$12])))*([.E$12])))/[.$B57])" office:value-type="float" office:value="7.62259930122452">
            <text:p>7.62</text:p>
          </table:table-cell>
          <table:table-cell table:formula="of:=3986*LOG((1000000000/((ROUND([.$C57]/([.F$12])))*([.F$12])))/[.$B57])" office:value-type="float" office:value="7.62259930122452">
            <text:p>7.62</text:p>
          </table:table-cell>
          <table:table-cell table:style-name="ce6" table:formula="of:=3986*LOG((1000000000/((ROUND([.$C57]/([.G$12])))*([.G$12])))/[.$B57])" office:value-type="float" office:value="-1.01132286021512">
            <text:p>-1.01</text:p>
          </table:table-cell>
          <table:table-cell table:formula="of:=3986*LOG((1000000000/((ROUND([.$C57]/([.H$12])))*([.H$12])))/[.$B57])" office:value-type="float" office:value="-1.01132286021512">
            <text:p>-1.01</text:p>
          </table:table-cell>
        </table:table-row>
        <table:table-row table:style-name="ro1">
          <table:table-cell office:value-type="string">
            <text:p>E</text:p>
          </table:table-cell>
          <table:table-cell table:formula="of:=[.B57]*2^(1/12)" office:value-type="float" office:value="659.255113825741">
            <text:p>659.26 Hz</text:p>
          </table:table-cell>
          <table:table-cell table:formula="of:=1000000000/[.B58]" office:value-type="float" office:value="1516863.47064776">
            <text:p>1.52 ms</text:p>
          </table:table-cell>
          <table:table-cell table:formula="of:=3986*LOG((1000000000/((ROUND([.$C58]/([.D$12])))*([.D$12])))/[.$B58])" office:value-type="float" office:value="-21.702665820881">
            <text:p>-21.70</text:p>
          </table:table-cell>
          <table:table-cell table:formula="of:=3986*LOG((1000000000/((ROUND([.$C58]/([.E$12])))*([.E$12])))/[.$B58])" office:value-type="float" office:value="14.7428446264399">
            <text:p>14.74</text:p>
          </table:table-cell>
          <table:table-cell table:formula="of:=3986*LOG((1000000000/((ROUND([.$C58]/([.F$12])))*([.F$12])))/[.$B58])" office:value-type="float" office:value="-3.57582160650842">
            <text:p>-3.58</text:p>
          </table:table-cell>
          <table:table-cell table:style-name="ce6" table:formula="of:=3986*LOG((1000000000/((ROUND([.$C58]/([.G$12])))*([.G$12])))/[.$B58])" office:value-type="float" office:value="-3.57582160650842">
            <text:p>-3.58</text:p>
          </table:table-cell>
          <table:table-cell table:formula="of:=3986*LOG((1000000000/((ROUND([.$C58]/([.H$12])))*([.H$12])))/[.$B58])" office:value-type="float" office:value="0.98570357536043">
            <text:p>0.99</text:p>
          </table:table-cell>
        </table:table-row>
        <table:table-row table:style-name="ro1">
          <table:table-cell office:value-type="string">
            <text:p>F</text:p>
          </table:table-cell>
          <table:table-cell table:formula="of:=[.B58]*2^(1/12)" office:value-type="float" office:value="698.456462866008">
            <text:p>698.46 Hz</text:p>
          </table:table-cell>
          <table:table-cell table:formula="of:=1000000000/[.B59]" office:value-type="float" office:value="1431728.46578963">
            <text:p>1.43 ms</text:p>
          </table:table-cell>
          <table:table-cell table:formula="of:=3986*LOG((1000000000/((ROUND([.$C59]/([.D$12])))*([.D$12])))/[.$B59])" office:value-type="float" office:value="28.9304076578808">
            <text:p>28.93</text:p>
          </table:table-cell>
          <table:table-cell table:formula="of:=3986*LOG((1000000000/((ROUND([.$C59]/([.E$12])))*([.E$12])))/[.$B59])" office:value-type="float" office:value="-9.97230377669595">
            <text:p>-9.97</text:p>
          </table:table-cell>
          <table:table-cell table:formula="of:=3986*LOG((1000000000/((ROUND([.$C59]/([.F$12])))*([.F$12])))/[.$B59])" office:value-type="float" office:value="9.36977236183076">
            <text:p>9.37</text:p>
          </table:table-cell>
          <table:table-cell table:style-name="ce6" table:formula="of:=3986*LOG((1000000000/((ROUND([.$C59]/([.G$12])))*([.G$12])))/[.$B59])" office:value-type="float" office:value="-0.328279920772165">
            <text:p>-0.33</text:p>
          </table:table-cell>
          <table:table-cell table:formula="of:=3986*LOG((1000000000/((ROUND([.$C59]/([.H$12])))*([.H$12])))/[.$B59])" office:value-type="float" office:value="-0.328279920772165">
            <text:p>-0.33</text:p>
          </table:table-cell>
        </table:table-row>
        <table:table-row table:style-name="ro1">
          <table:table-cell office:value-type="string">
            <text:p>F#</text:p>
          </table:table-cell>
          <table:table-cell table:formula="of:=[.B59]*2^(1/12)" office:value-type="float" office:value="739.98884542327">
            <text:p>739.99 Hz</text:p>
          </table:table-cell>
          <table:table-cell table:formula="of:=1000000000/[.B60]" office:value-type="float" office:value="1351371.721594">
            <text:p>1.35 ms</text:p>
          </table:table-cell>
          <table:table-cell table:formula="of:=3986*LOG((1000000000/((ROUND([.$C60]/([.D$12])))*([.D$12])))/[.$B60])" office:value-type="float" office:value="-71.061722568505">
            <text:p>-71.06</text:p>
          </table:table-cell>
          <table:table-cell table:formula="of:=3986*LOG((1000000000/((ROUND([.$C60]/([.E$12])))*([.E$12])))/[.$B60])" office:value-type="float" office:value="9.46897437940658">
            <text:p>9.47</text:p>
          </table:table-cell>
          <table:table-cell table:formula="of:=3986*LOG((1000000000/((ROUND([.$C60]/([.F$12])))*([.F$12])))/[.$B60])" office:value-type="float" office:value="9.46897437940658">
            <text:p>9.47</text:p>
          </table:table-cell>
          <table:table-cell table:style-name="ce6" table:formula="of:=3986*LOG((1000000000/((ROUND([.$C60]/([.G$12])))*([.G$12])))/[.$B60])" office:value-type="float" office:value="-0.804633251406596">
            <text:p>-0.80</text:p>
          </table:table-cell>
          <table:table-cell table:formula="of:=3986*LOG((1000000000/((ROUND([.$C60]/([.H$12])))*([.H$12])))/[.$B60])" office:value-type="float" office:value="-0.804633251406596">
            <text:p>-0.80</text:p>
          </table:table-cell>
        </table:table-row>
        <table:table-row table:style-name="ro1">
          <table:table-cell office:value-type="string">
            <text:p>G</text:p>
          </table:table-cell>
          <table:table-cell table:formula="of:=[.B60]*2^(1/12)" office:value-type="float" office:value="783.990871963499">
            <text:p>783.99 Hz</text:p>
          </table:table-cell>
          <table:table-cell table:formula="of:=1000000000/[.B61]" office:value-type="float" office:value="1275525.05489701">
            <text:p>1.28 ms</text:p>
          </table:table-cell>
          <table:table-cell table:formula="of:=3986*LOG((1000000000/((ROUND([.$C61]/([.D$12])))*([.D$12])))/[.$B61])" office:value-type="float" office:value="-6.06260975420589">
            <text:p>-6.06</text:p>
          </table:table-cell>
          <table:table-cell table:formula="of:=3986*LOG((1000000000/((ROUND([.$C61]/([.E$12])))*([.E$12])))/[.$B61])" office:value-type="float" office:value="-6.06260975420589">
            <text:p>-6.06</text:p>
          </table:table-cell>
          <table:table-cell table:formula="of:=3986*LOG((1000000000/((ROUND([.$C61]/([.F$12])))*([.F$12])))/[.$B61])" office:value-type="float" office:value="-6.06260975420589">
            <text:p>-6.06</text:p>
          </table:table-cell>
          <table:table-cell table:style-name="ce6" table:formula="of:=3986*LOG((1000000000/((ROUND([.$C61]/([.G$12])))*([.G$12])))/[.$B61])" office:value-type="float" office:value="4.79070357099068">
            <text:p>4.79</text:p>
          </table:table-cell>
          <table:table-cell table:formula="of:=3986*LOG((1000000000/((ROUND([.$C61]/([.H$12])))*([.H$12])))/[.$B61])" office:value-type="float" office:value="-0.644458836984732">
            <text:p>-0.64</text:p>
          </table:table-cell>
        </table:table-row>
        <table:table-row table:style-name="ro1">
          <table:table-cell office:value-type="string">
            <text:p>G#</text:p>
          </table:table-cell>
          <table:table-cell table:formula="of:=[.B61]*2^(1/12)" office:value-type="float" office:value="830.609395159891">
            <text:p>830.61 Hz</text:p>
          </table:table-cell>
          <table:table-cell table:formula="of:=1000000000/[.B62]" office:value-type="float" office:value="1203935.3344992">
            <text:p>1.2 ms</text:p>
          </table:table-cell>
          <table:table-cell table:formula="of:=3986*LOG((1000000000/((ROUND([.$C62]/([.D$12])))*([.D$12])))/[.$B62])" office:value-type="float" office:value="76.3346173942596">
            <text:p>76.33</text:p>
          </table:table-cell>
          <table:table-cell table:formula="of:=3986*LOG((1000000000/((ROUND([.$C62]/([.E$12])))*([.E$12])))/[.$B62])" office:value-type="float" office:value="-17.2610306619387">
            <text:p>-17.26</text:p>
          </table:table-cell>
          <table:table-cell table:formula="of:=3986*LOG((1000000000/((ROUND([.$C62]/([.F$12])))*([.F$12])))/[.$B62])" office:value-type="float" office:value="5.66775228997938">
            <text:p>5.67</text:p>
          </table:table-cell>
          <table:table-cell table:style-name="ce6" table:formula="of:=3986*LOG((1000000000/((ROUND([.$C62]/([.G$12])))*([.G$12])))/[.$B62])" office:value-type="float" office:value="5.66775228997938">
            <text:p>5.67</text:p>
          </table:table-cell>
          <table:table-cell table:formula="of:=3986*LOG((1000000000/((ROUND([.$C62]/([.H$12])))*([.H$12])))/[.$B62])" office:value-type="float" office:value="-0.0929778345059295">
            <text:p>-0.09</text:p>
          </table:table-cell>
        </table:table-row>
        <table:table-row table:style-name="ro1">
          <table:table-cell office:value-type="string">
            <text:p>A</text:p>
          </table:table-cell>
          <table:table-cell table:formula="of:=[.B62]*2^(1/12)" office:value-type="float" office:value="880.000000000001">
            <text:p>880.00 Hz</text:p>
          </table:table-cell>
          <table:table-cell table:formula="of:=1000000000/[.B63]" office:value-type="float" office:value="1136363.63636364">
            <text:p>1.14 ms</text:p>
          </table:table-cell>
          <table:table-cell table:formula="of:=3986*LOG((1000000000/((ROUND([.$C63]/([.D$12])))*([.D$12])))/[.$B63])" office:value-type="float" office:value="-23.6575128321264">
            <text:p>-23.66</text:p>
          </table:table-cell>
          <table:table-cell table:formula="of:=3986*LOG((1000000000/((ROUND([.$C63]/([.E$12])))*([.E$12])))/[.$B63])" office:value-type="float" office:value="-23.6575128321264">
            <text:p>-23.66</text:p>
          </table:table-cell>
          <table:table-cell table:formula="of:=3986*LOG((1000000000/((ROUND([.$C63]/([.F$12])))*([.F$12])))/[.$B63])" office:value-type="float" office:value="0.554039948675439">
            <text:p>0.55</text:p>
          </table:table-cell>
          <table:table-cell table:style-name="ce6" table:formula="of:=3986*LOG((1000000000/((ROUND([.$C63]/([.G$12])))*([.G$12])))/[.$B63])" office:value-type="float" office:value="0.554039948675439">
            <text:p>0.55</text:p>
          </table:table-cell>
          <table:table-cell table:formula="of:=3986*LOG((1000000000/((ROUND([.$C63]/([.H$12])))*([.H$12])))/[.$B63])" office:value-type="float" office:value="0.554039948675439">
            <text:p>0.55</text:p>
          </table:table-cell>
        </table:table-row>
        <table:table-row table:style-name="ro1">
          <table:table-cell office:value-type="string">
            <text:p>A#</text:p>
          </table:table-cell>
          <table:table-cell table:formula="of:=[.B63]*2^(1/12)" office:value-type="float" office:value="932.327523036181">
            <text:p>932.33 Hz</text:p>
          </table:table-cell>
          <table:table-cell table:formula="of:=1000000000/[.B64]" office:value-type="float" office:value="1072584.4462292">
            <text:p>1.07 ms</text:p>
          </table:table-cell>
          <table:table-cell table:formula="of:=3986*LOG((1000000000/((ROUND([.$C64]/([.D$12])))*([.D$12])))/[.$B64])" office:value-type="float" office:value="80.2443114167497">
            <text:p>80.24</text:p>
          </table:table-cell>
          <table:table-cell table:formula="of:=3986*LOG((1000000000/((ROUND([.$C64]/([.E$12])))*([.E$12])))/[.$B64])" office:value-type="float" office:value="-24.7028383305341">
            <text:p>-24.70</text:p>
          </table:table-cell>
          <table:table-cell table:formula="of:=3986*LOG((1000000000/((ROUND([.$C64]/([.F$12])))*([.F$12])))/[.$B64])" office:value-type="float" office:value="0.943524151029505">
            <text:p>0.94</text:p>
          </table:table-cell>
          <table:table-cell table:style-name="ce6" table:formula="of:=3986*LOG((1000000000/((ROUND([.$C64]/([.G$12])))*([.G$12])))/[.$B64])" office:value-type="float" office:value="0.943524151029505">
            <text:p>0.94</text:p>
          </table:table-cell>
          <table:table-cell table:formula="of:=3986*LOG((1000000000/((ROUND([.$C64]/([.H$12])))*([.H$12])))/[.$B64])" office:value-type="float" office:value="0.943524151029505">
            <text:p>0.94</text:p>
          </table:table-cell>
        </table:table-row>
        <table:table-row table:style-name="ro1">
          <table:table-cell office:value-type="string">
            <text:p>B</text:p>
          </table:table-cell>
          <table:table-cell table:formula="of:=[.B64]*2^(1/12)" office:value-type="float" office:value="987.76660251225">
            <text:p>987.77 Hz</text:p>
          </table:table-cell>
          <table:table-cell table:formula="of:=1000000000/[.B65]" office:value-type="float" office:value="1012384.90697766">
            <text:p>1.01 ms</text:p>
          </table:table-cell>
          <table:table-cell table:formula="of:=3986*LOG((1000000000/((ROUND([.$C65]/([.D$12])))*([.D$12])))/[.$B65])" office:value-type="float" office:value="-19.7478188096363">
            <text:p>-19.75</text:p>
          </table:table-cell>
          <table:table-cell table:formula="of:=3986*LOG((1000000000/((ROUND([.$C65]/([.E$12])))*([.E$12])))/[.$B65])" office:value-type="float" office:value="-19.7478188096363">
            <text:p>-19.75</text:p>
          </table:table-cell>
          <table:table-cell table:formula="of:=3986*LOG((1000000000/((ROUND([.$C65]/([.F$12])))*([.F$12])))/[.$B65])" office:value-type="float" office:value="7.51412736816125">
            <text:p>7.51</text:p>
          </table:table-cell>
          <table:table-cell table:style-name="ce6" table:formula="of:=3986*LOG((1000000000/((ROUND([.$C65]/([.G$12])))*([.G$12])))/[.$B65])" office:value-type="float" office:value="-6.17051152367696">
            <text:p>-6.17</text:p>
          </table:table-cell>
          <table:table-cell table:style-name="ce6" table:formula="of:=3986*LOG((1000000000/((ROUND([.$C65]/([.H$12])))*([.H$12])))/[.$B65])" office:value-type="float" office:value="0.658285516585678">
            <text:p>0.66</text:p>
          </table:table-cell>
        </table:table-row>
        <table:table-row table:style-name="ro1">
          <table:table-cell table:style-name="ce2" office:value-type="string">
            <text:p>C</text:p>
          </table:table-cell>
          <table:table-cell table:formula="of:=[.B65]*2^(1/12)" office:value-type="float" office:value="1046.5022612024">
            <text:p>1046.50 Hz</text:p>
          </table:table-cell>
          <table:table-cell table:formula="of:=1000000000/[.B66]" office:value-type="float" office:value="955564.108242856">
            <text:p>955.56 us</text:p>
          </table:table-cell>
          <table:table-cell table:formula="of:=3986*LOG((1000000000/((ROUND([.$C66]/([.D$12])))*([.D$12])))/[.$B66])" office:value-type="float" office:value="111.415951617037">
            <text:p>111.42</text:p>
          </table:table-cell>
          <table:table-cell table:formula="of:=3986*LOG((1000000000/((ROUND([.$C66]/([.E$12])))*([.E$12])))/[.$B66])" office:value-type="float" office:value="-8.01745676545113">
            <text:p>-8.02</text:p>
          </table:table-cell>
          <table:table-cell table:formula="of:=3986*LOG((1000000000/((ROUND([.$C66]/([.F$12])))*([.F$12])))/[.$B66])" office:value-type="float" office:value="-8.01745676545113">
            <text:p>-8.02</text:p>
          </table:table-cell>
          <table:table-cell table:style-name="ce6" table:formula="of:=3986*LOG((1000000000/((ROUND([.$C66]/([.G$12])))*([.G$12])))/[.$B66])" office:value-type="float" office:value="6.46880186975393">
            <text:p>6.47</text:p>
          </table:table-cell>
          <table:table-cell table:style-name="ce6" table:formula="of:=3986*LOG((1000000000/((ROUND([.$C66]/([.H$12])))*([.H$12])))/[.$B66])" office:value-type="float" office:value="-0.789480482266347">
            <text:p>-0.79</text:p>
          </table:table-cell>
        </table:table-row>
        <table:table-row table:style-name="ro1">
          <table:table-cell table:style-name="ce2" office:value-type="string">
            <text:p>C#</text:p>
          </table:table-cell>
          <table:table-cell table:formula="of:=[.B66]*2^(1/12)" office:value-type="float" office:value="1108.73052390749">
            <text:p>1108.73 Hz</text:p>
          </table:table-cell>
          <table:table-cell table:formula="of:=1000000000/[.B67]" office:value-type="float" office:value="901932.415891021">
            <text:p>901.93 us</text:p>
          </table:table-cell>
          <table:table-cell table:formula="of:=3986*LOG((1000000000/((ROUND([.$C67]/([.D$12])))*([.D$12])))/[.$B67])" office:value-type="float" office:value="11.4238213906516">
            <text:p>11.42</text:p>
          </table:table-cell>
          <table:table-cell table:formula="of:=3986*LOG((1000000000/((ROUND([.$C67]/([.E$12])))*([.E$12])))/[.$B67])" office:value-type="float" office:value="11.4238213906516">
            <text:p>11.42</text:p>
          </table:table-cell>
          <table:table-cell table:formula="of:=3986*LOG((1000000000/((ROUND([.$C67]/([.F$12])))*([.F$12])))/[.$B67])" office:value-type="float" office:value="11.4238213906516">
            <text:p>11.42</text:p>
          </table:table-cell>
          <table:table-cell table:style-name="ce6" table:formula="of:=3986*LOG((1000000000/((ROUND([.$C67]/([.G$12])))*([.G$12])))/[.$B67])" office:value-type="float" office:value="-3.96381597091565">
            <text:p>-3.96</text:p>
          </table:table-cell>
          <table:table-cell table:style-name="ce6" table:formula="of:=3986*LOG((1000000000/((ROUND([.$C67]/([.H$12])))*([.H$12])))/[.$B67])" office:value-type="float" office:value="3.71290527873332">
            <text:p>3.71</text:p>
          </table:table-cell>
        </table:table-row>
        <table:table-row table:style-name="ro1">
          <table:table-cell table:style-name="ce2" office:value-type="string">
            <text:p>D</text:p>
          </table:table-cell>
          <table:table-cell table:formula="of:=[.B67]*2^(1/12)" office:value-type="float" office:value="1174.65907166963">
            <text:p>1174.66 Hz</text:p>
          </table:table-cell>
          <table:table-cell table:formula="of:=1000000000/[.B68]" office:value-type="float" office:value="851310.839134477">
            <text:p>851.31 us</text:p>
          </table:table-cell>
          <table:table-cell table:formula="of:=3986*LOG((1000000000/((ROUND([.$C68]/([.D$12])))*([.D$12])))/[.$B68])" office:value-type="float" office:value="-88.5683088357343">
            <text:p>-88.57</text:p>
          </table:table-cell>
          <table:table-cell table:formula="of:=3986*LOG((1000000000/((ROUND([.$C68]/([.E$12])))*([.E$12])))/[.$B68])" office:value-type="float" office:value="-25.612359843372">
            <text:p>-25.61</text:p>
          </table:table-cell>
          <table:table-cell table:formula="of:=3986*LOG((1000000000/((ROUND([.$C68]/([.F$12])))*([.F$12])))/[.$B68])" office:value-type="float" office:value="6.74555058223516">
            <text:p>6.75</text:p>
          </table:table-cell>
          <table:table-cell table:style-name="ce6" table:formula="of:=3986*LOG((1000000000/((ROUND([.$C68]/([.G$12])))*([.G$12])))/[.$B68])" office:value-type="float" office:value="6.74555058223516">
            <text:p>6.75</text:p>
          </table:table-cell>
          <table:table-cell table:style-name="ce6" table:formula="of:=3986*LOG((1000000000/((ROUND([.$C68]/([.H$12])))*([.H$12])))/[.$B68])" office:value-type="float" office:value="-1.40080706256994">
            <text:p>-1.40</text:p>
          </table:table-cell>
        </table:table-row>
        <table:table-row table:style-name="ro1">
          <table:table-cell table:style-name="ce2" office:value-type="string">
            <text:p>D#</text:p>
          </table:table-cell>
          <table:table-cell table:formula="of:=[.B68]*2^(1/12)" office:value-type="float" office:value="1244.50793488833">
            <text:p>1244.51 Hz</text:p>
          </table:table-cell>
          <table:table-cell table:formula="of:=1000000000/[.B69]" office:value-type="float" office:value="803530.43316653">
            <text:p>803.53 us</text:p>
          </table:table-cell>
          <table:table-cell table:formula="of:=3986*LOG((1000000000/((ROUND([.$C69]/([.D$12])))*([.D$12])))/[.$B69])" office:value-type="float" office:value="78.2894644055037">
            <text:p>78.29</text:p>
          </table:table-cell>
          <table:table-cell table:formula="of:=3986*LOG((1000000000/((ROUND([.$C69]/([.E$12])))*([.E$12])))/[.$B69])" office:value-type="float" office:value="7.62259930122376">
            <text:p>7.62</text:p>
          </table:table-cell>
          <table:table-cell table:formula="of:=3986*LOG((1000000000/((ROUND([.$C69]/([.F$12])))*([.F$12])))/[.$B69])" office:value-type="float" office:value="7.62259930122376">
            <text:p>7.62</text:p>
          </table:table-cell>
          <table:table-cell table:style-name="ce6" table:formula="of:=3986*LOG((1000000000/((ROUND([.$C69]/([.G$12])))*([.G$12])))/[.$B69])" office:value-type="float" office:value="7.62259930122376">
            <text:p>7.62</text:p>
          </table:table-cell>
          <table:table-cell table:style-name="ce6" table:formula="of:=3986*LOG((1000000000/((ROUND([.$C69]/([.H$12])))*([.H$12])))/[.$B69])" office:value-type="float" office:value="-1.01132286021608">
            <text:p>-1.01</text:p>
          </table:table-cell>
        </table:table-row>
        <table:table-row table:style-name="ro1">
          <table:table-cell table:style-name="ce2" office:value-type="string">
            <text:p>E</text:p>
          </table:table-cell>
          <table:table-cell table:formula="of:=[.B69]*2^(1/12)" office:value-type="float" office:value="1318.51022765148">
            <text:p>1318.51 Hz</text:p>
          </table:table-cell>
          <table:table-cell table:formula="of:=1000000000/[.B70]" office:value-type="float" office:value="758431.735323882">
            <text:p>758.43 us</text:p>
          </table:table-cell>
          <table:table-cell table:formula="of:=3986*LOG((1000000000/((ROUND([.$C70]/([.D$12])))*([.D$12])))/[.$B70])" office:value-type="float" office:value="-21.702665820882">
            <text:p>-21.70</text:p>
          </table:table-cell>
          <table:table-cell table:formula="of:=3986*LOG((1000000000/((ROUND([.$C70]/([.E$12])))*([.E$12])))/[.$B70])" office:value-type="float" office:value="-21.702665820882">
            <text:p>-21.70</text:p>
          </table:table-cell>
          <table:table-cell table:formula="of:=3986*LOG((1000000000/((ROUND([.$C70]/([.F$12])))*([.F$12])))/[.$B70])" office:value-type="float" office:value="14.7428446264387">
            <text:p>14.74</text:p>
          </table:table-cell>
          <table:table-cell table:style-name="ce6" table:formula="of:=3986*LOG((1000000000/((ROUND([.$C70]/([.G$12])))*([.G$12])))/[.$B70])" office:value-type="float" office:value="-3.57582160650919">
            <text:p>-3.58</text:p>
          </table:table-cell>
          <table:table-cell table:style-name="ce6" table:formula="of:=3986*LOG((1000000000/((ROUND([.$C70]/([.H$12])))*([.H$12])))/[.$B70])" office:value-type="float" office:value="-3.57582160650919">
            <text:p>-3.58</text:p>
          </table:table-cell>
        </table:table-row>
        <table:table-row table:style-name="ro1">
          <table:table-cell table:style-name="ce2" office:value-type="string">
            <text:p>F</text:p>
          </table:table-cell>
          <table:table-cell table:formula="of:=[.B70]*2^(1/12)" office:value-type="float" office:value="1396.91292573202">
            <text:p>1396.91 Hz</text:p>
          </table:table-cell>
          <table:table-cell table:formula="of:=1000000000/[.B71]" office:value-type="float" office:value="715864.232894813">
            <text:p>715.86 us</text:p>
          </table:table-cell>
          <table:table-cell table:formula="of:=3986*LOG((1000000000/((ROUND([.$C71]/([.D$12])))*([.D$12])))/[.$B71])" office:value-type="float" office:value="-121.694796047268">
            <text:p>-121.69</text:p>
          </table:table-cell>
          <table:table-cell table:formula="of:=3986*LOG((1000000000/((ROUND([.$C71]/([.E$12])))*([.E$12])))/[.$B71])" office:value-type="float" office:value="28.9304076578796">
            <text:p>28.93</text:p>
          </table:table-cell>
          <table:table-cell table:formula="of:=3986*LOG((1000000000/((ROUND([.$C71]/([.F$12])))*([.F$12])))/[.$B71])" office:value-type="float" office:value="-9.97230377669711">
            <text:p>-9.97</text:p>
          </table:table-cell>
          <table:table-cell table:style-name="ce6" table:formula="of:=3986*LOG((1000000000/((ROUND([.$C71]/([.G$12])))*([.G$12])))/[.$B71])" office:value-type="float" office:value="9.36977236182961">
            <text:p>9.37</text:p>
          </table:table-cell>
          <table:table-cell table:style-name="ce6" table:formula="of:=3986*LOG((1000000000/((ROUND([.$C71]/([.H$12])))*([.H$12])))/[.$B71])" office:value-type="float" office:value="-0.328279920773319">
            <text:p>-0.33</text:p>
          </table:table-cell>
        </table:table-row>
        <table:table-row table:style-name="ro1">
          <table:table-cell table:style-name="ce2" office:value-type="string">
            <text:p>F#</text:p>
          </table:table-cell>
          <table:table-cell table:formula="of:=[.B71]*2^(1/12)" office:value-type="float" office:value="1479.97769084654">
            <text:p>1479.98 Hz</text:p>
          </table:table-cell>
          <table:table-cell table:formula="of:=1000000000/[.B72]" office:value-type="float" office:value="675685.860796999">
            <text:p>675.69 us</text:p>
          </table:table-cell>
          <table:table-cell table:formula="of:=3986*LOG((1000000000/((ROUND([.$C72]/([.D$12])))*([.D$12])))/[.$B72])" office:value-type="float" office:value="93.9295204721787">
            <text:p>93.93</text:p>
          </table:table-cell>
          <table:table-cell table:formula="of:=3986*LOG((1000000000/((ROUND([.$C72]/([.E$12])))*([.E$12])))/[.$B72])" office:value-type="float" office:value="9.46897437940581">
            <text:p>9.47</text:p>
          </table:table-cell>
          <table:table-cell table:formula="of:=3986*LOG((1000000000/((ROUND([.$C72]/([.F$12])))*([.F$12])))/[.$B72])" office:value-type="float" office:value="9.46897437940581">
            <text:p>9.47</text:p>
          </table:table-cell>
          <table:table-cell table:style-name="ce6" table:formula="of:=3986*LOG((1000000000/((ROUND([.$C72]/([.G$12])))*([.G$12])))/[.$B72])" office:value-type="float" office:value="9.46897437940581">
            <text:p>9.47</text:p>
          </table:table-cell>
          <table:table-cell table:style-name="ce6" table:formula="of:=3986*LOG((1000000000/((ROUND([.$C72]/([.H$12])))*([.H$12])))/[.$B72])" office:value-type="float" office:value="-0.804633251407558">
            <text:p>-0.80</text:p>
          </table:table-cell>
        </table:table-row>
        <table:table-row table:style-name="ro1">
          <table:table-cell table:style-name="ce2" office:value-type="string">
            <text:p>G</text:p>
          </table:table-cell>
          <table:table-cell table:formula="of:=[.B72]*2^(1/12)" office:value-type="float" office:value="1567.981743927">
            <text:p>1567.98 Hz</text:p>
          </table:table-cell>
          <table:table-cell table:formula="of:=1000000000/[.B73]" office:value-type="float" office:value="637762.527448506">
            <text:p>637.76 us</text:p>
          </table:table-cell>
          <table:table-cell table:formula="of:=3986*LOG((1000000000/((ROUND([.$C73]/([.D$12])))*([.D$12])))/[.$B73])" office:value-type="float" office:value="-6.06260975420685">
            <text:p>-6.06</text:p>
          </table:table-cell>
          <table:table-cell table:formula="of:=3986*LOG((1000000000/((ROUND([.$C73]/([.E$12])))*([.E$12])))/[.$B73])" office:value-type="float" office:value="-6.06260975420685">
            <text:p>-6.06</text:p>
          </table:table-cell>
          <table:table-cell table:formula="of:=3986*LOG((1000000000/((ROUND([.$C73]/([.F$12])))*([.F$12])))/[.$B73])" office:value-type="float" office:value="-6.06260975420685">
            <text:p>-6.06</text:p>
          </table:table-cell>
          <table:table-cell table:style-name="ce6" table:formula="of:=3986*LOG((1000000000/((ROUND([.$C73]/([.G$12])))*([.G$12])))/[.$B73])" office:value-type="float" office:value="-6.06260975420685">
            <text:p>-6.06</text:p>
          </table:table-cell>
          <table:table-cell table:style-name="ce6" table:formula="of:=3986*LOG((1000000000/((ROUND([.$C73]/([.H$12])))*([.H$12])))/[.$B73])" office:value-type="float" office:value="4.79070357098953">
            <text:p>4.79</text:p>
          </table:table-cell>
        </table:table-row>
        <table:table-row table:style-name="ro1">
          <table:table-cell table:style-name="ce2" office:value-type="string">
            <text:p>G#</text:p>
          </table:table-cell>
          <table:table-cell table:formula="of:=[.B73]*2^(1/12)" office:value-type="float" office:value="1661.21879031978">
            <text:p>1661.22 Hz</text:p>
          </table:table-cell>
          <table:table-cell table:formula="of:=1000000000/[.B74]" office:value-type="float" office:value="601967.667249599">
            <text:p>601.97 us</text:p>
          </table:table-cell>
          <table:table-cell table:formula="of:=3986*LOG((1000000000/((ROUND([.$C74]/([.D$12])))*([.D$12])))/[.$B74])" office:value-type="float" office:value="-106.054739980593">
            <text:p>-106.05</text:p>
          </table:table-cell>
          <table:table-cell table:formula="of:=3986*LOG((1000000000/((ROUND([.$C74]/([.E$12])))*([.E$12])))/[.$B74])" office:value-type="float" office:value="-17.2610306619399">
            <text:p>-17.26</text:p>
          </table:table-cell>
          <table:table-cell table:formula="of:=3986*LOG((1000000000/((ROUND([.$C74]/([.F$12])))*([.F$12])))/[.$B74])" office:value-type="float" office:value="-17.2610306619399">
            <text:p>-17.26</text:p>
          </table:table-cell>
          <table:table-cell table:style-name="ce6" table:formula="of:=3986*LOG((1000000000/((ROUND([.$C74]/([.G$12])))*([.G$12])))/[.$B74])" office:value-type="float" office:value="5.66775228997823">
            <text:p>5.67</text:p>
          </table:table-cell>
          <table:table-cell table:style-name="ce6" table:formula="of:=3986*LOG((1000000000/((ROUND([.$C74]/([.H$12])))*([.H$12])))/[.$B74])" office:value-type="float" office:value="5.66775228997823">
            <text:p>5.67</text:p>
          </table:table-cell>
        </table:table-row>
        <table:table-row table:style-name="ro1">
          <table:table-cell table:style-name="ce2" office:value-type="string">
            <text:p>A</text:p>
          </table:table-cell>
          <table:table-cell table:formula="of:=[.B74]*2^(1/12)" office:value-type="float" office:value="1760">
            <text:p>1760.00 Hz</text:p>
          </table:table-cell>
          <table:table-cell table:formula="of:=1000000000/[.B75]" office:value-type="float" office:value="568181.818181817">
            <text:p>568.18 us</text:p>
          </table:table-cell>
          <table:table-cell table:formula="of:=3986*LOG((1000000000/((ROUND([.$C75]/([.D$12])))*([.D$12])))/[.$B75])" office:value-type="float" office:value="180.236441643134">
            <text:p>180.24</text:p>
          </table:table-cell>
          <table:table-cell table:formula="of:=3986*LOG((1000000000/((ROUND([.$C75]/([.E$12])))*([.E$12])))/[.$B75])" office:value-type="float" office:value="-23.6575128321276">
            <text:p>-23.66</text:p>
          </table:table-cell>
          <table:table-cell table:formula="of:=3986*LOG((1000000000/((ROUND([.$C75]/([.F$12])))*([.F$12])))/[.$B75])" office:value-type="float" office:value="-23.6575128321276">
            <text:p>-23.66</text:p>
          </table:table-cell>
          <table:table-cell table:style-name="ce6" table:formula="of:=3986*LOG((1000000000/((ROUND([.$C75]/([.G$12])))*([.G$12])))/[.$B75])" office:value-type="float" office:value="0.554039948674286">
            <text:p>0.55</text:p>
          </table:table-cell>
          <table:table-cell table:style-name="ce6" table:formula="of:=3986*LOG((1000000000/((ROUND([.$C75]/([.H$12])))*([.H$12])))/[.$B75])" office:value-type="float" office:value="0.554039948674286">
            <text:p>0.55</text:p>
          </table:table-cell>
        </table:table-row>
        <table:table-row table:style-name="ro1">
          <table:table-cell table:style-name="ce2" office:value-type="string">
            <text:p>A#</text:p>
          </table:table-cell>
          <table:table-cell table:formula="of:=[.B75]*2^(1/12)" office:value-type="float" office:value="1864.65504607236">
            <text:p>1864.66 Hz</text:p>
          </table:table-cell>
          <table:table-cell table:formula="of:=1000000000/[.B76]" office:value-type="float" office:value="536292.223114598">
            <text:p>536.29 us</text:p>
          </table:table-cell>
          <table:table-cell table:formula="of:=3986*LOG((1000000000/((ROUND([.$C76]/([.D$12])))*([.D$12])))/[.$B76])" office:value-type="float" office:value="80.2443114167486">
            <text:p>80.24</text:p>
          </table:table-cell>
          <table:table-cell table:formula="of:=3986*LOG((1000000000/((ROUND([.$C76]/([.E$12])))*([.E$12])))/[.$B76])" office:value-type="float" office:value="-24.7028383305353">
            <text:p>-24.70</text:p>
          </table:table-cell>
          <table:table-cell table:formula="of:=3986*LOG((1000000000/((ROUND([.$C76]/([.F$12])))*([.F$12])))/[.$B76])" office:value-type="float" office:value="-24.7028383305353">
            <text:p>-24.70</text:p>
          </table:table-cell>
          <table:table-cell table:style-name="ce6" table:formula="of:=3986*LOG((1000000000/((ROUND([.$C76]/([.G$12])))*([.G$12])))/[.$B76])" office:value-type="float" office:value="0.943524151028353">
            <text:p>0.94</text:p>
          </table:table-cell>
          <table:table-cell table:style-name="ce6" table:formula="of:=3986*LOG((1000000000/((ROUND([.$C76]/([.H$12])))*([.H$12])))/[.$B76])" office:value-type="float" office:value="0.943524151028353">
            <text:p>0.94</text:p>
          </table:table-cell>
        </table:table-row>
        <table:table-row table:style-name="ro1">
          <table:table-cell table:style-name="ce2" office:value-type="string">
            <text:p>B</text:p>
          </table:table-cell>
          <table:table-cell table:formula="of:=[.B76]*2^(1/12)" office:value-type="float" office:value="1975.5332050245">
            <text:p>1975.53 Hz</text:p>
          </table:table-cell>
          <table:table-cell table:formula="of:=1000000000/[.B77]" office:value-type="float" office:value="506192.453488828">
            <text:p>506.19 us</text:p>
          </table:table-cell>
          <table:table-cell table:formula="of:=3986*LOG((1000000000/((ROUND([.$C77]/([.D$12])))*([.D$12])))/[.$B77])" office:value-type="float" office:value="-19.7478188096373">
            <text:p>-19.75</text:p>
          </table:table-cell>
          <table:table-cell table:formula="of:=3986*LOG((1000000000/((ROUND([.$C77]/([.E$12])))*([.E$12])))/[.$B77])" office:value-type="float" office:value="-19.7478188096373">
            <text:p>-19.75</text:p>
          </table:table-cell>
          <table:table-cell table:formula="of:=3986*LOG((1000000000/((ROUND([.$C77]/([.F$12])))*([.F$12])))/[.$B77])" office:value-type="float" office:value="-19.7478188096373">
            <text:p>-19.75</text:p>
          </table:table-cell>
          <table:table-cell table:style-name="ce6" table:formula="of:=3986*LOG((1000000000/((ROUND([.$C77]/([.G$12])))*([.G$12])))/[.$B77])" office:value-type="float" office:value="7.5141273681601">
            <text:p>7.51</text:p>
          </table:table-cell>
          <table:table-cell table:style-name="ce6" table:formula="of:=3986*LOG((1000000000/((ROUND([.$C77]/([.H$12])))*([.H$12])))/[.$B77])" office:value-type="float" office:value="-6.17051152367792">
            <text:p>-6.17</text:p>
          </table:table-cell>
        </table:table-row>
        <table:table-row table:style-name="ro1">
          <table:table-cell office:value-type="string">
            <text:p>C</text:p>
          </table:table-cell>
          <table:table-cell table:formula="of:=[.B77]*2^(1/12)" office:value-type="float" office:value="2093.00452240479">
            <text:p>2093.00 Hz</text:p>
          </table:table-cell>
          <table:table-cell table:formula="of:=1000000000/[.B78]" office:value-type="float" office:value="477782.054121428">
            <text:p>477.78 us</text:p>
          </table:table-cell>
          <table:table-cell table:formula="of:=3986*LOG((1000000000/((ROUND([.$C78]/([.D$12])))*([.D$12])))/[.$B78])" office:value-type="float" office:value="-119.739949036023">
            <text:p>-119.74</text:p>
          </table:table-cell>
          <table:table-cell table:formula="of:=3986*LOG((1000000000/((ROUND([.$C78]/([.E$12])))*([.E$12])))/[.$B78])" office:value-type="float" office:value="-8.01745676545229">
            <text:p>-8.02</text:p>
          </table:table-cell>
          <table:table-cell table:formula="of:=3986*LOG((1000000000/((ROUND([.$C78]/([.F$12])))*([.F$12])))/[.$B78])" office:value-type="float" office:value="-8.01745676545229">
            <text:p>-8.02</text:p>
          </table:table-cell>
          <table:table-cell table:style-name="ce6" table:formula="of:=3986*LOG((1000000000/((ROUND([.$C78]/([.G$12])))*([.G$12])))/[.$B78])" office:value-type="float" office:value="-8.01745676545229">
            <text:p>-8.02</text:p>
          </table:table-cell>
          <table:table-cell table:style-name="ce6" table:formula="of:=3986*LOG((1000000000/((ROUND([.$C78]/([.H$12])))*([.H$12])))/[.$B78])" office:value-type="float" office:value="6.46880186975278">
            <text:p>6.47</text:p>
          </table:table-cell>
        </table:table-row>
        <table:table-row table:style-name="ro1">
          <table:table-cell office:value-type="string">
            <text:p>C#</text:p>
          </table:table-cell>
          <table:table-cell table:formula="of:=[.B78]*2^(1/12)" office:value-type="float" office:value="2217.46104781498">
            <text:p>2217.46 Hz</text:p>
          </table:table-cell>
          <table:table-cell table:formula="of:=1000000000/[.B79]" office:value-type="float" office:value="450966.20794551">
            <text:p>450.97 us</text:p>
          </table:table-cell>
          <table:table-cell table:formula="of:=3986*LOG((1000000000/((ROUND([.$C79]/([.D$12])))*([.D$12])))/[.$B79])" office:value-type="float" office:value="-219.732079262409">
            <text:p>-219.73</text:p>
          </table:table-cell>
          <table:table-cell table:formula="of:=3986*LOG((1000000000/((ROUND([.$C79]/([.E$12])))*([.E$12])))/[.$B79])" office:value-type="float" office:value="11.4238213906504">
            <text:p>11.42</text:p>
          </table:table-cell>
          <table:table-cell table:formula="of:=3986*LOG((1000000000/((ROUND([.$C79]/([.F$12])))*([.F$12])))/[.$B79])" office:value-type="float" office:value="11.4238213906504">
            <text:p>11.42</text:p>
          </table:table-cell>
          <table:table-cell table:style-name="ce6" table:formula="of:=3986*LOG((1000000000/((ROUND([.$C79]/([.G$12])))*([.G$12])))/[.$B79])" office:value-type="float" office:value="11.4238213906504">
            <text:p>11.42</text:p>
          </table:table-cell>
          <table:table-cell table:style-name="ce6" table:formula="of:=3986*LOG((1000000000/((ROUND([.$C79]/([.H$12])))*([.H$12])))/[.$B79])" office:value-type="float" office:value="-3.96381597091661">
            <text:p>-3.96</text:p>
          </table:table-cell>
        </table:table-row>
        <table:table-row table:style-name="ro1">
          <table:table-cell office:value-type="string">
            <text:p>D</text:p>
          </table:table-cell>
          <table:table-cell table:formula="of:=[.B79]*2^(1/12)" office:value-type="float" office:value="2349.31814333927">
            <text:p>2349.32 Hz</text:p>
          </table:table-cell>
          <table:table-cell table:formula="of:=1000000000/[.B80]" office:value-type="float" office:value="425655.419567238">
            <text:p>425.66 us</text:p>
          </table:table-cell>
          <table:table-cell table:formula="of:=3986*LOG((1000000000/((ROUND([.$C80]/([.D$12])))*([.D$12])))/[.$B80])" office:value-type="float" office:value="178.281594631889">
            <text:p>178.28</text:p>
          </table:table-cell>
          <table:table-cell table:formula="of:=3986*LOG((1000000000/((ROUND([.$C80]/([.E$12])))*([.E$12])))/[.$B80])" office:value-type="float" office:value="39.7198390826701">
            <text:p>39.72</text:p>
          </table:table-cell>
          <table:table-cell table:formula="of:=3986*LOG((1000000000/((ROUND([.$C80]/([.F$12])))*([.F$12])))/[.$B80])" office:value-type="float" office:value="-25.6123598433729">
            <text:p>-25.61</text:p>
          </table:table-cell>
          <table:table-cell table:style-name="ce6" table:formula="of:=3986*LOG((1000000000/((ROUND([.$C80]/([.G$12])))*([.G$12])))/[.$B80])" office:value-type="float" office:value="6.7455505822344">
            <text:p>6.75</text:p>
          </table:table-cell>
          <table:table-cell table:style-name="ce6" table:formula="of:=3986*LOG((1000000000/((ROUND([.$C80]/([.H$12])))*([.H$12])))/[.$B80])" office:value-type="float" office:value="6.7455505822344">
            <text:p>6.75</text:p>
          </table:table-cell>
        </table:table-row>
        <table:table-row table:style-name="ro1">
          <table:table-cell office:value-type="string">
            <text:p>D#</text:p>
          </table:table-cell>
          <table:table-cell table:formula="of:=[.B80]*2^(1/12)" office:value-type="float" office:value="2489.01586977665">
            <text:p>2489.02 Hz</text:p>
          </table:table-cell>
          <table:table-cell table:formula="of:=1000000000/[.B81]" office:value-type="float" office:value="401765.216583265">
            <text:p>401.77 us</text:p>
          </table:table-cell>
          <table:table-cell table:formula="of:=3986*LOG((1000000000/((ROUND([.$C81]/([.D$12])))*([.D$12])))/[.$B81])" office:value-type="float" office:value="78.2894644055029">
            <text:p>78.29</text:p>
          </table:table-cell>
          <table:table-cell table:formula="of:=3986*LOG((1000000000/((ROUND([.$C81]/([.E$12])))*([.E$12])))/[.$B81])" office:value-type="float" office:value="-60.2722911437159">
            <text:p>-60.27</text:p>
          </table:table-cell>
          <table:table-cell table:formula="of:=3986*LOG((1000000000/((ROUND([.$C81]/([.F$12])))*([.F$12])))/[.$B81])" office:value-type="float" office:value="7.62259930122261">
            <text:p>7.62</text:p>
          </table:table-cell>
          <table:table-cell table:style-name="ce6" table:formula="of:=3986*LOG((1000000000/((ROUND([.$C81]/([.G$12])))*([.G$12])))/[.$B81])" office:value-type="float" office:value="7.62259930122261">
            <text:p>7.62</text:p>
          </table:table-cell>
          <table:table-cell table:style-name="ce6" table:formula="of:=3986*LOG((1000000000/((ROUND([.$C81]/([.H$12])))*([.H$12])))/[.$B81])" office:value-type="float" office:value="7.62259930122261">
            <text:p>7.62</text:p>
          </table:table-cell>
        </table:table-row>
        <table:table-row table:style-name="ro1">
          <table:table-cell office:value-type="string">
            <text:p>E</text:p>
          </table:table-cell>
          <table:table-cell table:formula="of:=[.B81]*2^(1/12)" office:value-type="float" office:value="2637.02045530296">
            <text:p>2637.02 Hz</text:p>
          </table:table-cell>
          <table:table-cell table:formula="of:=1000000000/[.B82]" office:value-type="float" office:value="379215.867661941">
            <text:p>379.22 us</text:p>
          </table:table-cell>
          <table:table-cell table:formula="of:=3986*LOG((1000000000/((ROUND([.$C82]/([.D$12])))*([.D$12])))/[.$B82])" office:value-type="float" office:value="-21.7026658208828">
            <text:p>-21.70</text:p>
          </table:table-cell>
          <table:table-cell table:formula="of:=3986*LOG((1000000000/((ROUND([.$C82]/([.E$12])))*([.E$12])))/[.$B82])" office:value-type="float" office:value="-21.7026658208828">
            <text:p>-21.70</text:p>
          </table:table-cell>
          <table:table-cell table:formula="of:=3986*LOG((1000000000/((ROUND([.$C82]/([.F$12])))*([.F$12])))/[.$B82])" office:value-type="float" office:value="-21.7026658208828">
            <text:p>-21.70</text:p>
          </table:table-cell>
          <table:table-cell table:style-name="ce6" table:formula="of:=3986*LOG((1000000000/((ROUND([.$C82]/([.G$12])))*([.G$12])))/[.$B82])" office:value-type="float" office:value="14.742844626438">
            <text:p>14.74</text:p>
          </table:table-cell>
          <table:table-cell table:style-name="ce6" table:formula="of:=3986*LOG((1000000000/((ROUND([.$C82]/([.H$12])))*([.H$12])))/[.$B82])" office:value-type="float" office:value="-3.57582160651015">
            <text:p>-3.58</text:p>
          </table:table-cell>
        </table:table-row>
        <table:table-row table:style-name="ro1">
          <table:table-cell office:value-type="string">
            <text:p>F</text:p>
          </table:table-cell>
          <table:table-cell table:formula="of:=[.B82]*2^(1/12)" office:value-type="float" office:value="2793.82585146404">
            <text:p>2793.83 Hz</text:p>
          </table:table-cell>
          <table:table-cell table:formula="of:=1000000000/[.B83]" office:value-type="float" office:value="357932.116447406">
            <text:p>357.93 us</text:p>
          </table:table-cell>
          <table:table-cell table:formula="of:=3986*LOG((1000000000/((ROUND([.$C83]/([.D$12])))*([.D$12])))/[.$B83])" office:value-type="float" office:value="-121.694796047269">
            <text:p>-121.69</text:p>
          </table:table-cell>
          <table:table-cell table:formula="of:=3986*LOG((1000000000/((ROUND([.$C83]/([.E$12])))*([.E$12])))/[.$B83])" office:value-type="float" office:value="28.9304076578789">
            <text:p>28.93</text:p>
          </table:table-cell>
          <table:table-cell table:formula="of:=3986*LOG((1000000000/((ROUND([.$C83]/([.F$12])))*([.F$12])))/[.$B83])" office:value-type="float" office:value="28.9304076578789">
            <text:p>28.93</text:p>
          </table:table-cell>
          <table:table-cell table:style-name="ce6" table:formula="of:=3986*LOG((1000000000/((ROUND([.$C83]/([.G$12])))*([.G$12])))/[.$B83])" office:value-type="float" office:value="-9.97230377669789">
            <text:p>-9.97</text:p>
          </table:table-cell>
          <table:table-cell table:style-name="ce6" table:formula="of:=3986*LOG((1000000000/((ROUND([.$C83]/([.H$12])))*([.H$12])))/[.$B83])" office:value-type="float" office:value="9.36977236182847">
            <text:p>9.37</text:p>
          </table:table-cell>
        </table:table-row>
        <table:table-row table:style-name="ro1">
          <table:table-cell office:value-type="string">
            <text:p>F#</text:p>
          </table:table-cell>
          <table:table-cell table:formula="of:=[.B83]*2^(1/12)" office:value-type="float" office:value="2959.95538169308">
            <text:p>2959.96 Hz</text:p>
          </table:table-cell>
          <table:table-cell table:formula="of:=1000000000/[.B84]" office:value-type="float" office:value="337842.9303985">
            <text:p>337.84 us</text:p>
          </table:table-cell>
          <table:table-cell table:formula="of:=3986*LOG((1000000000/((ROUND([.$C84]/([.D$12])))*([.D$12])))/[.$B84])" office:value-type="float" office:value="-221.686926273655">
            <text:p>-221.69</text:p>
          </table:table-cell>
          <table:table-cell table:formula="of:=3986*LOG((1000000000/((ROUND([.$C84]/([.E$12])))*([.E$12])))/[.$B84])" office:value-type="float" office:value="-71.0617225685068">
            <text:p>-71.06</text:p>
          </table:table-cell>
          <table:table-cell table:formula="of:=3986*LOG((1000000000/((ROUND([.$C84]/([.F$12])))*([.F$12])))/[.$B84])" office:value-type="float" office:value="9.46897437940505">
            <text:p>9.47</text:p>
          </table:table-cell>
          <table:table-cell table:style-name="ce6" table:formula="of:=3986*LOG((1000000000/((ROUND([.$C84]/([.G$12])))*([.G$12])))/[.$B84])" office:value-type="float" office:value="9.46897437940505">
            <text:p>9.47</text:p>
          </table:table-cell>
          <table:table-cell table:style-name="ce6" table:formula="of:=3986*LOG((1000000000/((ROUND([.$C84]/([.H$12])))*([.H$12])))/[.$B84])" office:value-type="float" office:value="9.46897437940505">
            <text:p>9.47</text:p>
          </table:table-cell>
        </table:table-row>
        <table:table-row table:style-name="ro1">
          <table:table-cell office:value-type="string">
            <text:p>G</text:p>
          </table:table-cell>
          <table:table-cell table:formula="of:=[.B84]*2^(1/12)" office:value-type="float" office:value="3135.963487854">
            <text:p>3135.96 Hz</text:p>
          </table:table-cell>
          <table:table-cell table:formula="of:=1000000000/[.B85]" office:value-type="float" office:value="318881.263724253">
            <text:p>318.88 us</text:p>
          </table:table-cell>
          <table:table-cell table:formula="of:=3986*LOG((1000000000/((ROUND([.$C85]/([.D$12])))*([.D$12])))/[.$B85])" office:value-type="float" office:value="380.220702095905">
            <text:p>380.22</text:p>
          </table:table-cell>
          <table:table-cell table:formula="of:=3986*LOG((1000000000/((ROUND([.$C85]/([.E$12])))*([.E$12])))/[.$B85])" office:value-type="float" office:value="-6.06260975420782">
            <text:p>-6.06</text:p>
          </table:table-cell>
          <table:table-cell table:formula="of:=3986*LOG((1000000000/((ROUND([.$C85]/([.F$12])))*([.F$12])))/[.$B85])" office:value-type="float" office:value="-6.06260975420782">
            <text:p>-6.06</text:p>
          </table:table-cell>
          <table:table-cell table:style-name="ce6" table:formula="of:=3986*LOG((1000000000/((ROUND([.$C85]/([.G$12])))*([.G$12])))/[.$B85])" office:value-type="float" office:value="-6.06260975420782">
            <text:p>-6.06</text:p>
          </table:table-cell>
          <table:table-cell table:style-name="ce6" table:formula="of:=3986*LOG((1000000000/((ROUND([.$C85]/([.H$12])))*([.H$12])))/[.$B85])" office:value-type="float" office:value="-6.06260975420782">
            <text:p>-6.06</text:p>
          </table:table-cell>
        </table:table-row>
        <table:table-row table:style-name="ro1">
          <table:table-cell office:value-type="string">
            <text:p>G#</text:p>
          </table:table-cell>
          <table:table-cell table:formula="of:=[.B85]*2^(1/12)" office:value-type="float" office:value="3322.43758063957">
            <text:p>3322.44 Hz</text:p>
          </table:table-cell>
          <table:table-cell table:formula="of:=1000000000/[.B86]" office:value-type="float" office:value="300983.833624799">
            <text:p>300.98 us</text:p>
          </table:table-cell>
          <table:table-cell table:formula="of:=3986*LOG((1000000000/((ROUND([.$C86]/([.D$12])))*([.D$12])))/[.$B86])" office:value-type="float" office:value="280.228571869519">
            <text:p>280.23</text:p>
          </table:table-cell>
          <table:table-cell table:formula="of:=3986*LOG((1000000000/((ROUND([.$C86]/([.E$12])))*([.E$12])))/[.$B86])" office:value-type="float" office:value="76.3346173942573">
            <text:p>76.33</text:p>
          </table:table-cell>
          <table:table-cell table:formula="of:=3986*LOG((1000000000/((ROUND([.$C86]/([.F$12])))*([.F$12])))/[.$B86])" office:value-type="float" office:value="-17.2610306619409">
            <text:p>-17.26</text:p>
          </table:table-cell>
          <table:table-cell table:style-name="ce6" table:formula="of:=3986*LOG((1000000000/((ROUND([.$C86]/([.G$12])))*([.G$12])))/[.$B86])" office:value-type="float" office:value="-17.2610306619409">
            <text:p>-17.26</text:p>
          </table:table-cell>
          <table:table-cell table:style-name="ce6" table:formula="of:=3986*LOG((1000000000/((ROUND([.$C86]/([.H$12])))*([.H$12])))/[.$B86])" office:value-type="float" office:value="5.66775228997708">
            <text:p>5.67</text:p>
          </table:table-cell>
        </table:table-row>
        <table:table-row table:style-name="ro1">
          <table:table-cell office:value-type="string">
            <text:p>A</text:p>
          </table:table-cell>
          <table:table-cell table:formula="of:=[.B86]*2^(1/12)" office:value-type="float" office:value="3520.00000000001">
            <text:p>3520.00 Hz</text:p>
          </table:table-cell>
          <table:table-cell table:formula="of:=1000000000/[.B87]" office:value-type="float" office:value="284090.909090908">
            <text:p>284.09 us</text:p>
          </table:table-cell>
          <table:table-cell table:formula="of:=3986*LOG((1000000000/((ROUND([.$C87]/([.D$12])))*([.D$12])))/[.$B87])" office:value-type="float" office:value="180.236441643133">
            <text:p>180.24</text:p>
          </table:table-cell>
          <table:table-cell table:formula="of:=3986*LOG((1000000000/((ROUND([.$C87]/([.E$12])))*([.E$12])))/[.$B87])" office:value-type="float" office:value="-23.6575128321284">
            <text:p>-23.66</text:p>
          </table:table-cell>
          <table:table-cell table:formula="of:=3986*LOG((1000000000/((ROUND([.$C87]/([.F$12])))*([.F$12])))/[.$B87])" office:value-type="float" office:value="-23.6575128321284">
            <text:p>-23.66</text:p>
          </table:table-cell>
          <table:table-cell table:style-name="ce6" table:formula="of:=3986*LOG((1000000000/((ROUND([.$C87]/([.G$12])))*([.G$12])))/[.$B87])" office:value-type="float" office:value="-23.6575128321284">
            <text:p>-23.66</text:p>
          </table:table-cell>
          <table:table-cell table:style-name="ce6" table:formula="of:=3986*LOG((1000000000/((ROUND([.$C87]/([.H$12])))*([.H$12])))/[.$B87])" office:value-type="float" office:value="0.554039948673518">
            <text:p>0.5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P0" style:volatile="true">
      <number:number number:decimal-places="2" number:min-integer-digits="0" number:decimal-replacement="" number:display-factor="1000000"/>
      <number:text> Mhz</number:text>
    </number:number-style>
    <number:number-style style:name="N119P1" style:volatile="true">
      <number:number number:decimal-places="2" number:min-integer-digits="0" number:decimal-replacement="" number:display-factor="1000"/>
      <number:text> Khz</number:text>
    </number:number-style>
    <number:number-style style:name="N119">
      <number:number number:min-integer-digits="1"/>
      <number:text/>
      <style:map style:condition="value()&gt;1000000" style:apply-style-name="N119P0"/>
      <style:map style:condition="value()&gt;1000" style:apply-style-name="N119P1"/>
    </number:number-style>
    <number:number-style style:name="N120P0" style:volatile="true">
      <number:number number:decimal-places="2" number:min-integer-digits="0" number:decimal-replacement="" number:display-factor="1000000"/>
      <number:text> Mhz</number:text>
    </number:number-style>
    <number:number-style style:name="N120P1" style:volatile="true">
      <number:number number:decimal-places="2" number:min-integer-digits="0" number:decimal-replacement="" number:display-factor="1000"/>
      <number:text> Khz</number:text>
    </number:number-style>
    <number:number-style style:name="N120">
      <number:number number:decimal-places="0" number:min-integer-digits="0"/>
      <number:text> Hz</number:text>
      <style:map style:condition="value()&gt;1000000" style:apply-style-name="N120P0"/>
      <style:map style:condition="value()&gt;1000" style:apply-style-name="N120P1"/>
    </number:number-style>
    <number:number-style style:name="N121P0" style:volatile="true">
      <number:number number:decimal-places="2" number:min-integer-digits="0" number:decimal-replacement="" number:display-factor="1000000"/>
      <number:text> Mhz</number:text>
    </number:number-style>
    <number:number-style style:name="N121P1" style:volatile="true">
      <number:number number:decimal-places="2" number:min-integer-digits="0" number:decimal-replacement="" number:display-factor="1000"/>
      <number:text> Khz</number:text>
    </number:number-style>
    <number:number-style style:name="N121">
      <number:number number:decimal-places="2" number:min-integer-digits="0" number:decimal-replacement=""/>
      <number:text> Hz</number:text>
      <style:map style:condition="value()&gt;1000000" style:apply-style-name="N121P0"/>
      <style:map style:condition="value()&gt;1000" style:apply-style-name="N121P1"/>
    </number:number-style>
    <number:number-style style:name="N124P0" style:volatile="true">
      <number:number number:decimal-places="2" number:min-integer-digits="0" number:decimal-replacement="" number:display-factor="1000000"/>
      <number:text> ms</number:text>
    </number:number-style>
    <number:number-style style:name="N124P1" style:volatile="true">
      <number:number number:decimal-places="2" number:min-integer-digits="0" number:decimal-replacement="" number:display-factor="1000"/>
      <number:text> us</number:text>
    </number:number-style>
    <number:number-style style:name="N124">
      <number:number number:decimal-places="0" number:min-integer-digits="0"/>
      <number:text> ns</number:text>
      <style:map style:condition="value()&gt;1000000" style:apply-style-name="N124P0"/>
      <style:map style:condition="value()&gt;1000" style:apply-style-name="N124P1"/>
    </number:number-style>
    <number:number-style style:name="N125">
      <number:number number:decimal-places="2" number:min-integer-digits="0"/>
      <number:text> Hz</number:text>
    </number:number-style>
    <style:style style:name="Default" style:family="table-cell">
      <style:text-properties style:font-name-asian="AR PL UMing H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4">12/14/2012</text:date>, <text:time>20:21:34</text:time></text:p>
        </style:region-right>
      </style:header>
      <style:header-left style:display="false"/>
      <style:footer>
        <text:p>Page <text:page-number>1</text:page-number> / <text:page-count>99</text:page-count></text:p>
      </style:footer>
      <style:footer-left style:display="false"/>
    </style:master-page>
  </office:master-styles>
</office:document-styles>
</file>